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style:font-face style:name="Trebuchet MS1" svg:font-family="'Trebuchet MS'" style:font-family-generic="system" style:font-pitch="variable"/>
  </office:font-face-decls>
  <office:automatic-styles>
    <style:style style:name="Table1" style:family="table">
      <style:table-properties style:width="7.3215in" fo:margin-left="0.0799in" fo:margin-top="0in" fo:margin-bottom="0in" table:align="left" style:writing-mode="page"/>
    </style:style>
    <style:style style:name="Table1.A" style:family="table-column">
      <style:table-column-properties style:column-width="1.3222in"/>
    </style:style>
    <style:style style:name="Table1.B" style:family="table-column">
      <style:table-column-properties style:column-width="0.7194in"/>
    </style:style>
    <style:style style:name="Table1.C" style:family="table-column">
      <style:table-column-properties style:column-width="5.2799in"/>
    </style:style>
    <style:style style:name="Table1.1" style:family="table-row">
      <style:table-row-properties style:min-row-height="0.2708in" fo:keep-together="auto"/>
    </style:style>
    <style:style style:name="Table1.A1" style:family="table-cell">
      <style:table-cell-properties fo:background-color="#efefef" fo:padding-left="0.0104in" fo:padding-right="0.0104in" fo:padding-top="0in" fo:padding-bottom="0in" fo:border="1.5pt solid #7f7f7f">
        <style:background-image/>
      </style:table-cell-properties>
    </style:style>
    <style:style style:name="Table1.C1" style:family="table-cell">
      <style:table-cell-properties fo:background-color="#efefef" fo:padding-left="0.0104in" fo:padding-right="0.0104in" fo:padding-top="0in" fo:padding-bottom="0in" fo:border-left="1.5pt solid #7f7f7f" fo:border-right="1.5pt solid #bfbfbf" fo:border-top="1.5pt solid #7f7f7f" fo:border-bottom="1.5pt solid #7f7f7f">
        <style:background-image/>
      </style:table-cell-properties>
    </style:style>
    <style:style style:name="Table1.2" style:family="table-row">
      <style:table-row-properties style:min-row-height="1.616in" fo:keep-together="auto"/>
    </style:style>
    <style:style style:name="Table1.A2" style:family="table-cell">
      <style:table-cell-properties fo:padding-left="0.0104in" fo:padding-right="0.0104in" fo:padding-top="0in" fo:padding-bottom="0in" fo:border="1.5pt solid #7f7f7f"/>
    </style:style>
    <style:style style:name="Table1.B2" style:family="table-cell">
      <style:table-cell-properties fo:padding-left="0.0104in" fo:padding-right="0.0104in" fo:padding-top="0in" fo:padding-bottom="0in" fo:border="1.5pt solid #7f7f7f"/>
    </style:style>
    <style:style style:name="Table1.C2" style:family="table-cell">
      <style:table-cell-properties fo:padding-left="0.0104in" fo:padding-right="0.0104in" fo:padding-top="0in" fo:padding-bottom="0in" fo:border-left="1.5pt solid #7f7f7f" fo:border-right="1.5pt solid #bfbfbf" fo:border-top="1.5pt solid #7f7f7f" fo:border-bottom="1.5pt solid #7f7f7f"/>
    </style:style>
    <style:style style:name="Table1.A3" style:family="table-cell">
      <style:table-cell-properties fo:padding-left="0.0104in" fo:padding-right="0.0104in" fo:padding-top="0in" fo:padding-bottom="0in" fo:border="1.5pt solid #7f7f7f"/>
    </style:style>
    <style:style style:name="Table1.B3" style:family="table-cell">
      <style:table-cell-properties fo:padding-left="0.0104in" fo:padding-right="0.0104in" fo:padding-top="0in" fo:padding-bottom="0in" fo:border="1.5pt solid #7f7f7f"/>
    </style:style>
    <style:style style:name="Table1.C3" style:family="table-cell">
      <style:table-cell-properties fo:padding-left="0.0104in" fo:padding-right="0.0104in" fo:padding-top="0in" fo:padding-bottom="0in" fo:border-left="1.5pt solid #7f7f7f" fo:border-right="1.5pt solid #bfbfbf" fo:border-top="1.5pt solid #7f7f7f" fo:border-bottom="1.5pt solid #7f7f7f"/>
    </style:style>
    <style:style style:name="Table1.A4" style:family="table-cell">
      <style:table-cell-properties fo:padding-left="0.0104in" fo:padding-right="0.0104in" fo:padding-top="0in" fo:padding-bottom="0in" fo:border="1.5pt solid #7f7f7f"/>
    </style:style>
    <style:style style:name="Table1.B4" style:family="table-cell">
      <style:table-cell-properties fo:padding-left="0.0104in" fo:padding-right="0.0104in" fo:padding-top="0in" fo:padding-bottom="0in" fo:border="1.5pt solid #7f7f7f"/>
    </style:style>
    <style:style style:name="Table1.C4" style:family="table-cell">
      <style:table-cell-properties fo:padding-left="0.0104in" fo:padding-right="0.0104in" fo:padding-top="0in" fo:padding-bottom="0in" fo:border-left="1.5pt solid #7f7f7f" fo:border-right="1.5pt solid #bfbfbf" fo:border-top="1.5pt solid #7f7f7f" fo:border-bottom="1.5pt solid #7f7f7f"/>
    </style:style>
    <style:style style:name="Table1.A5" style:family="table-cell">
      <style:table-cell-properties fo:padding-left="0.0104in" fo:padding-right="0.0104in" fo:padding-top="0in" fo:padding-bottom="0in" fo:border="1.5pt solid #7f7f7f"/>
    </style:style>
    <style:style style:name="Table1.B5" style:family="table-cell">
      <style:table-cell-properties fo:padding-left="0.0104in" fo:padding-right="0.0104in" fo:padding-top="0in" fo:padding-bottom="0in" fo:border="1.5pt solid #7f7f7f"/>
    </style:style>
    <style:style style:name="Table1.C5" style:family="table-cell">
      <style:table-cell-properties fo:padding-left="0.0104in" fo:padding-right="0.0104in" fo:padding-top="0in" fo:padding-bottom="0in" fo:border-left="1.5pt solid #7f7f7f" fo:border-right="1.5pt solid #bfbfbf" fo:border-top="1.5pt solid #7f7f7f" fo:border-bottom="1.5pt solid #7f7f7f"/>
    </style:style>
    <style:style style:name="Table1.A6" style:family="table-cell">
      <style:table-cell-properties fo:padding-left="0.0104in" fo:padding-right="0.0104in" fo:padding-top="0in" fo:padding-bottom="0in" fo:border="1.5pt solid #7f7f7f"/>
    </style:style>
    <style:style style:name="Table1.B6" style:family="table-cell">
      <style:table-cell-properties fo:padding-left="0.0104in" fo:padding-right="0.0104in" fo:padding-top="0in" fo:padding-bottom="0in" fo:border="1.5pt solid #7f7f7f"/>
    </style:style>
    <style:style style:name="Table1.C6" style:family="table-cell">
      <style:table-cell-properties fo:padding-left="0.0104in" fo:padding-right="0.0104in" fo:padding-top="0in" fo:padding-bottom="0in" fo:border-left="1.5pt solid #7f7f7f" fo:border-right="1.5pt solid #bfbfbf" fo:border-top="1.5pt solid #7f7f7f" fo:border-bottom="1.5pt solid #7f7f7f"/>
    </style:style>
    <style:style style:name="Table1.A7" style:family="table-cell">
      <style:table-cell-properties fo:padding-left="0.0104in" fo:padding-right="0.0104in" fo:padding-top="0in" fo:padding-bottom="0in" fo:border="1.5pt solid #7f7f7f"/>
    </style:style>
    <style:style style:name="Table1.B7" style:family="table-cell">
      <style:table-cell-properties fo:padding-left="0.0104in" fo:padding-right="0.0104in" fo:padding-top="0in" fo:padding-bottom="0in" fo:border="1.5pt solid #7f7f7f"/>
    </style:style>
    <style:style style:name="Table1.C7" style:family="table-cell">
      <style:table-cell-properties fo:padding-left="0.0104in" fo:padding-right="0.0104in" fo:padding-top="0in" fo:padding-bottom="0in" fo:border-left="1.5pt solid #7f7f7f" fo:border-right="1.5pt solid #bfbfbf" fo:border-top="1.5pt solid #7f7f7f" fo:border-bottom="1.5pt solid #7f7f7f"/>
    </style:style>
    <style:style style:name="Table1.A8" style:family="table-cell">
      <style:table-cell-properties fo:padding-left="0.0104in" fo:padding-right="0.0104in" fo:padding-top="0in" fo:padding-bottom="0in" fo:border="1.5pt solid #7f7f7f"/>
    </style:style>
    <style:style style:name="Table1.B8" style:family="table-cell">
      <style:table-cell-properties fo:padding-left="0.0104in" fo:padding-right="0.0104in" fo:padding-top="0in" fo:padding-bottom="0in" fo:border="1.5pt solid #7f7f7f"/>
    </style:style>
    <style:style style:name="Table1.C8" style:family="table-cell">
      <style:table-cell-properties fo:padding-left="0.0104in" fo:padding-right="0.0104in" fo:padding-top="0in" fo:padding-bottom="0in" fo:border-left="1.5pt solid #7f7f7f" fo:border-right="1.5pt solid #bfbfbf" fo:border-top="1.5pt solid #7f7f7f" fo:border-bottom="1.5pt solid #7f7f7f"/>
    </style:style>
    <style:style style:name="Table1.A9" style:family="table-cell">
      <style:table-cell-properties fo:padding-left="0.0104in" fo:padding-right="0.0104in" fo:padding-top="0in" fo:padding-bottom="0in" fo:border="1.5pt solid #7f7f7f"/>
    </style:style>
    <style:style style:name="Table1.B9" style:family="table-cell">
      <style:table-cell-properties fo:padding-left="0.0104in" fo:padding-right="0.0104in" fo:padding-top="0in" fo:padding-bottom="0in" fo:border="1.5pt solid #7f7f7f"/>
    </style:style>
    <style:style style:name="Table1.C9" style:family="table-cell">
      <style:table-cell-properties fo:padding-left="0.0104in" fo:padding-right="0.0104in" fo:padding-top="0in" fo:padding-bottom="0in" fo:border-left="1.5pt solid #7f7f7f" fo:border-right="1.5pt solid #bfbfbf" fo:border-top="1.5pt solid #7f7f7f" fo:border-bottom="1.5pt solid #7f7f7f"/>
    </style:style>
    <style:style style:name="Table1.A10" style:family="table-cell">
      <style:table-cell-properties fo:padding-left="0.0104in" fo:padding-right="0.0104in" fo:padding-top="0in" fo:padding-bottom="0in" fo:border="1.5pt solid #7f7f7f"/>
    </style:style>
    <style:style style:name="Table1.B10" style:family="table-cell">
      <style:table-cell-properties fo:padding-left="0.0104in" fo:padding-right="0.0104in" fo:padding-top="0in" fo:padding-bottom="0in" fo:border="1.5pt solid #7f7f7f"/>
    </style:style>
    <style:style style:name="Table1.C10" style:family="table-cell">
      <style:table-cell-properties fo:padding-left="0.0104in" fo:padding-right="0.0104in" fo:padding-top="0in" fo:padding-bottom="0in" fo:border-left="1.5pt solid #7f7f7f" fo:border-right="1.5pt solid #bfbfbf" fo:border-top="1.5pt solid #7f7f7f" fo:border-bottom="1.5pt solid #7f7f7f"/>
    </style:style>
    <style:style style:name="Table1.A11" style:family="table-cell">
      <style:table-cell-properties fo:padding-left="0.0104in" fo:padding-right="0.0104in" fo:padding-top="0in" fo:padding-bottom="0in" fo:border="1.5pt solid #7f7f7f"/>
    </style:style>
    <style:style style:name="Table1.B11" style:family="table-cell">
      <style:table-cell-properties fo:padding-left="0.0104in" fo:padding-right="0.0104in" fo:padding-top="0in" fo:padding-bottom="0in" fo:border="1.5pt solid #7f7f7f"/>
    </style:style>
    <style:style style:name="Table1.C11" style:family="table-cell">
      <style:table-cell-properties fo:padding-left="0.0104in" fo:padding-right="0.0104in" fo:padding-top="0in" fo:padding-bottom="0in" fo:border-left="1.5pt solid #7f7f7f" fo:border-right="1.5pt solid #bfbfbf" fo:border-top="1.5pt solid #7f7f7f" fo:border-bottom="1.5pt solid #7f7f7f"/>
    </style:style>
    <style:style style:name="Table1.A12" style:family="table-cell">
      <style:table-cell-properties fo:padding-left="0.0104in" fo:padding-right="0.0104in" fo:padding-top="0in" fo:padding-bottom="0in" fo:border="1.5pt solid #7f7f7f"/>
    </style:style>
    <style:style style:name="Table1.B12" style:family="table-cell">
      <style:table-cell-properties fo:padding-left="0.0104in" fo:padding-right="0.0104in" fo:padding-top="0in" fo:padding-bottom="0in" fo:border="1.5pt solid #7f7f7f"/>
    </style:style>
    <style:style style:name="Table1.C12" style:family="table-cell">
      <style:table-cell-properties fo:padding-left="0.0104in" fo:padding-right="0.0104in" fo:padding-top="0in" fo:padding-bottom="0in" fo:border-left="1.5pt solid #7f7f7f" fo:border-right="1.5pt solid #bfbfbf" fo:border-top="1.5pt solid #7f7f7f" fo:border-bottom="1.5pt solid #7f7f7f"/>
    </style:style>
    <style:style style:name="Table1.A13" style:family="table-cell">
      <style:table-cell-properties fo:padding-left="0.0104in" fo:padding-right="0.0104in" fo:padding-top="0in" fo:padding-bottom="0in" fo:border="1.5pt solid #7f7f7f"/>
    </style:style>
    <style:style style:name="Table1.B13" style:family="table-cell">
      <style:table-cell-properties fo:padding-left="0.0104in" fo:padding-right="0.0104in" fo:padding-top="0in" fo:padding-bottom="0in" fo:border="1.5pt solid #7f7f7f"/>
    </style:style>
    <style:style style:name="Table1.C13" style:family="table-cell">
      <style:table-cell-properties fo:padding-left="0.0104in" fo:padding-right="0.0104in" fo:padding-top="0in" fo:padding-bottom="0in" fo:border-left="1.5pt solid #7f7f7f" fo:border-right="1.5pt solid #bfbfbf" fo:border-top="1.5pt solid #7f7f7f" fo:border-bottom="1.5pt solid #7f7f7f"/>
    </style:style>
    <style:style style:name="Table1.A14" style:family="table-cell">
      <style:table-cell-properties fo:padding-left="0.0104in" fo:padding-right="0.0104in" fo:padding-top="0in" fo:padding-bottom="0in" fo:border="1.5pt solid #7f7f7f"/>
    </style:style>
    <style:style style:name="Table1.B14" style:family="table-cell">
      <style:table-cell-properties fo:padding-left="0.0104in" fo:padding-right="0.0104in" fo:padding-top="0in" fo:padding-bottom="0in" fo:border="1.5pt solid #7f7f7f"/>
    </style:style>
    <style:style style:name="Table1.C14" style:family="table-cell">
      <style:table-cell-properties fo:padding-left="0.0104in" fo:padding-right="0.0104in" fo:padding-top="0in" fo:padding-bottom="0in" fo:border-left="1.5pt solid #7f7f7f" fo:border-right="1.5pt solid #bfbfbf" fo:border-top="1.5pt solid #7f7f7f" fo:border-bottom="1.5pt solid #7f7f7f"/>
    </style:style>
    <style:style style:name="Table1.A15" style:family="table-cell">
      <style:table-cell-properties fo:padding-left="0.0104in" fo:padding-right="0.0104in" fo:padding-top="0in" fo:padding-bottom="0in" fo:border="1.5pt solid #7f7f7f"/>
    </style:style>
    <style:style style:name="Table1.B15" style:family="table-cell">
      <style:table-cell-properties fo:padding-left="0.0104in" fo:padding-right="0.0104in" fo:padding-top="0in" fo:padding-bottom="0in" fo:border="1.5pt solid #7f7f7f"/>
    </style:style>
    <style:style style:name="Table1.C15" style:family="table-cell">
      <style:table-cell-properties fo:padding-left="0.0104in" fo:padding-right="0.0104in" fo:padding-top="0in" fo:padding-bottom="0in" fo:border-left="1.5pt solid #7f7f7f" fo:border-right="1.5pt solid #bfbfbf" fo:border-top="1.5pt solid #7f7f7f" fo:border-bottom="1.5pt solid #7f7f7f"/>
    </style:style>
    <style:style style:name="Table1.A16" style:family="table-cell">
      <style:table-cell-properties fo:padding-left="0.0104in" fo:padding-right="0.0104in" fo:padding-top="0in" fo:padding-bottom="0in" fo:border="1.5pt solid #7f7f7f"/>
    </style:style>
    <style:style style:name="Table1.B16" style:family="table-cell">
      <style:table-cell-properties fo:padding-left="0.0104in" fo:padding-right="0.0104in" fo:padding-top="0in" fo:padding-bottom="0in" fo:border="1.5pt solid #7f7f7f"/>
    </style:style>
    <style:style style:name="Table1.C16" style:family="table-cell">
      <style:table-cell-properties fo:padding-left="0.0104in" fo:padding-right="0.0104in" fo:padding-top="0in" fo:padding-bottom="0in" fo:border-left="1.5pt solid #7f7f7f" fo:border-right="1.5pt solid #bfbfbf" fo:border-top="1.5pt solid #7f7f7f" fo:border-bottom="1.5pt solid #7f7f7f"/>
    </style:style>
    <style:style style:name="Table1.A17" style:family="table-cell">
      <style:table-cell-properties fo:padding-left="0.0104in" fo:padding-right="0.0104in" fo:padding-top="0in" fo:padding-bottom="0in" fo:border="1.5pt solid #7f7f7f"/>
    </style:style>
    <style:style style:name="Table1.B17" style:family="table-cell">
      <style:table-cell-properties fo:padding-left="0.0104in" fo:padding-right="0.0104in" fo:padding-top="0in" fo:padding-bottom="0in" fo:border="1.5pt solid #7f7f7f"/>
    </style:style>
    <style:style style:name="Table1.C17" style:family="table-cell">
      <style:table-cell-properties fo:padding-left="0.0104in" fo:padding-right="0.0104in" fo:padding-top="0in" fo:padding-bottom="0in" fo:border-left="1.5pt solid #7f7f7f" fo:border-right="1.5pt solid #bfbfbf" fo:border-top="1.5pt solid #7f7f7f" fo:border-bottom="1.5pt solid #7f7f7f"/>
    </style:style>
    <style:style style:name="Table1.18" style:family="table-row">
      <style:table-row-properties style:min-row-height="0.1535in" fo:keep-together="auto"/>
    </style:style>
    <style:style style:name="Table1.A18" style:family="table-cell">
      <style:table-cell-properties fo:padding-left="0.0104in" fo:padding-right="0.0104in" fo:padding-top="0in" fo:padding-bottom="0in" fo:border="1.5pt solid #7f7f7f"/>
    </style:style>
    <style:style style:name="Table1.B18" style:family="table-cell">
      <style:table-cell-properties fo:padding-left="0.0104in" fo:padding-right="0.0104in" fo:padding-top="0in" fo:padding-bottom="0in" fo:border="1.5pt solid #7f7f7f"/>
    </style:style>
    <style:style style:name="Table1.C18" style:family="table-cell">
      <style:table-cell-properties fo:padding-left="0.0104in" fo:padding-right="0.0104in" fo:padding-top="0in" fo:padding-bottom="0in" fo:border-left="1.5pt solid #7f7f7f" fo:border-right="1.5pt solid #bfbfbf" fo:border-top="1.5pt solid #7f7f7f" fo:border-bottom="1.5pt solid #7f7f7f"/>
    </style:style>
    <style:style style:name="Table1.19" style:family="table-row">
      <style:table-row-properties style:min-row-height="0.4271in" fo:keep-together="auto"/>
    </style:style>
    <style:style style:name="Table1.A19" style:family="table-cell">
      <style:table-cell-properties fo:padding-left="0.0104in" fo:padding-right="0.0104in" fo:padding-top="0in" fo:padding-bottom="0in" fo:border-left="1.5pt solid #7f7f7f" fo:border-right="1.5pt solid #7f7f7f" fo:border-top="none" fo:border-bottom="1.5pt solid #7f7f7f"/>
    </style:style>
    <style:style style:name="Table1.B19" style:family="table-cell">
      <style:table-cell-properties fo:padding-left="0.0104in" fo:padding-right="0.0104in" fo:padding-top="0in" fo:padding-bottom="0in" fo:border-left="1.5pt solid #7f7f7f" fo:border-right="1.5pt solid #7f7f7f" fo:border-top="none" fo:border-bottom="1.5pt solid #7f7f7f"/>
    </style:style>
    <style:style style:name="Table1.C19" style:family="table-cell">
      <style:table-cell-properties fo:padding-left="0.0104in" fo:padding-right="0.0104in" fo:padding-top="0in" fo:padding-bottom="0in" fo:border-left="1.5pt solid #7f7f7f" fo:border-right="1.5pt solid #bfbfbf" fo:border-top="none" fo:border-bottom="1.5pt solid #7f7f7f"/>
    </style:style>
    <style:style style:name="Table1.A20" style:family="table-cell">
      <style:table-cell-properties fo:padding-left="0.0104in" fo:padding-right="0.0104in" fo:padding-top="0in" fo:padding-bottom="0in" fo:border="1.5pt solid #7f7f7f"/>
    </style:style>
    <style:style style:name="Table1.B20" style:family="table-cell">
      <style:table-cell-properties fo:padding-left="0.0104in" fo:padding-right="0.0104in" fo:padding-top="0in" fo:padding-bottom="0in" fo:border="1.5pt solid #7f7f7f"/>
    </style:style>
    <style:style style:name="Table1.C20" style:family="table-cell">
      <style:table-cell-properties fo:padding-left="0.0104in" fo:padding-right="0.0104in" fo:padding-top="0in" fo:padding-bottom="0in" fo:border-left="1.5pt solid #7f7f7f" fo:border-right="1.5pt solid #bfbfbf" fo:border-top="1.5pt solid #7f7f7f" fo:border-bottom="1.5pt solid #7f7f7f"/>
    </style:style>
    <style:style style:name="Table1.A21" style:family="table-cell">
      <style:table-cell-properties fo:padding-left="0.0104in" fo:padding-right="0.0104in" fo:padding-top="0in" fo:padding-bottom="0in" fo:border="1.5pt solid #7f7f7f"/>
    </style:style>
    <style:style style:name="Table1.B21" style:family="table-cell">
      <style:table-cell-properties fo:padding-left="0.0104in" fo:padding-right="0.0104in" fo:padding-top="0in" fo:padding-bottom="0in" fo:border="1.5pt solid #7f7f7f"/>
    </style:style>
    <style:style style:name="Table1.C21" style:family="table-cell">
      <style:table-cell-properties fo:padding-left="0.0104in" fo:padding-right="0.0104in" fo:padding-top="0in" fo:padding-bottom="0in" fo:border-left="1.5pt solid #7f7f7f" fo:border-right="1.5pt solid #bfbfbf" fo:border-top="1.5pt solid #7f7f7f" fo:border-bottom="1.5pt solid #7f7f7f"/>
    </style:style>
    <style:style style:name="Table1.22" style:family="table-row">
      <style:table-row-properties style:min-row-height="0.2618in" fo:keep-together="auto"/>
    </style:style>
    <style:style style:name="Table1.A22" style:family="table-cell">
      <style:table-cell-properties fo:padding-left="0.0104in" fo:padding-right="0.0104in" fo:padding-top="0in" fo:padding-bottom="0in" fo:border="1.5pt solid #7f7f7f"/>
    </style:style>
    <style:style style:name="Table1.B22" style:family="table-cell">
      <style:table-cell-properties fo:padding-left="0.0104in" fo:padding-right="0.0104in" fo:padding-top="0in" fo:padding-bottom="0in" fo:border="1.5pt solid #7f7f7f"/>
    </style:style>
    <style:style style:name="Table1.C22" style:family="table-cell">
      <style:table-cell-properties fo:padding-left="0.0104in" fo:padding-right="0.0104in" fo:padding-top="0in" fo:padding-bottom="0in" fo:border-left="1.5pt solid #7f7f7f" fo:border-right="1.5pt solid #bfbfbf" fo:border-top="1.5pt solid #7f7f7f" fo:border-bottom="1.5pt solid #7f7f7f"/>
    </style:style>
    <style:style style:name="Table1.23" style:family="table-row">
      <style:table-row-properties style:min-row-height="0.8021in" fo:keep-together="auto"/>
    </style:style>
    <style:style style:name="Table1.A23" style:family="table-cell">
      <style:table-cell-properties fo:padding-left="0.0104in" fo:padding-right="0.0104in" fo:padding-top="0in" fo:padding-bottom="0in" fo:border-left="1.5pt solid #7f7f7f" fo:border-right="1.5pt solid #7f7f7f" fo:border-top="none" fo:border-bottom="1.5pt solid #7f7f7f"/>
    </style:style>
    <style:style style:name="Table1.B23" style:family="table-cell">
      <style:table-cell-properties fo:padding-left="0.0104in" fo:padding-right="0.0104in" fo:padding-top="0in" fo:padding-bottom="0in" fo:border-left="1.5pt solid #7f7f7f" fo:border-right="1.5pt solid #7f7f7f" fo:border-top="none" fo:border-bottom="1.5pt solid #7f7f7f"/>
    </style:style>
    <style:style style:name="Table1.C23" style:family="table-cell">
      <style:table-cell-properties fo:padding-left="0.0104in" fo:padding-right="0.0104in" fo:padding-top="0in" fo:padding-bottom="0in" fo:border-left="1.5pt solid #7f7f7f" fo:border-right="1.5pt solid #bfbfbf" fo:border-top="none" fo:border-bottom="1.5pt solid #7f7f7f"/>
    </style:style>
    <style:style style:name="Table1.A24" style:family="table-cell">
      <style:table-cell-properties fo:padding-left="0.0104in" fo:padding-right="0.0104in" fo:padding-top="0in" fo:padding-bottom="0in" fo:border="1.5pt solid #7f7f7f"/>
    </style:style>
    <style:style style:name="Table1.B24" style:family="table-cell">
      <style:table-cell-properties fo:padding-left="0.0104in" fo:padding-right="0.0104in" fo:padding-top="0in" fo:padding-bottom="0in" fo:border="1.5pt solid #7f7f7f"/>
    </style:style>
    <style:style style:name="Table1.C24" style:family="table-cell">
      <style:table-cell-properties fo:padding-left="0.0104in" fo:padding-right="0.0104in" fo:padding-top="0in" fo:padding-bottom="0in" fo:border-left="1.5pt solid #7f7f7f" fo:border-right="1.5pt solid #bfbfbf" fo:border-top="1.5pt solid #7f7f7f" fo:border-bottom="1.5pt solid #7f7f7f"/>
    </style:style>
    <style:style style:name="Table1.25" style:family="table-row">
      <style:table-row-properties style:min-row-height="0.4583in" fo:keep-together="auto"/>
    </style:style>
    <style:style style:name="Table1.A25" style:family="table-cell">
      <style:table-cell-properties fo:padding-left="0.0104in" fo:padding-right="0.0104in" fo:padding-top="0in" fo:padding-bottom="0in" fo:border-left="1.5pt solid #7f7f7f" fo:border-right="1.5pt solid #7f7f7f" fo:border-top="1.5pt solid #7f7f7f" fo:border-bottom="1.5pt solid #bfbfbf"/>
    </style:style>
    <style:style style:name="Table1.B25" style:family="table-cell">
      <style:table-cell-properties fo:padding-left="0.0104in" fo:padding-right="0.0104in" fo:padding-top="0in" fo:padding-bottom="0in" fo:border-left="1.5pt solid #7f7f7f" fo:border-right="1.5pt solid #7f7f7f" fo:border-top="1.5pt solid #7f7f7f" fo:border-bottom="1.5pt solid #bfbfbf"/>
    </style:style>
    <style:style style:name="Table1.C25" style:family="table-cell">
      <style:table-cell-properties fo:padding-left="0.0104in" fo:padding-right="0.0104in" fo:padding-top="0in" fo:padding-bottom="0in" fo:border-left="1.5pt solid #7f7f7f" fo:border-right="1.5pt solid #bfbfbf" fo:border-top="1.5pt solid #7f7f7f" fo:border-bottom="1.5pt solid #bfbfbf"/>
    </style:style>
    <style:style style:name="Table2" style:family="table">
      <style:table-properties style:width="7.3215in" fo:margin-left="0.0799in" fo:margin-top="0in" fo:margin-bottom="0in" table:align="left" style:writing-mode="page"/>
    </style:style>
    <style:style style:name="Table2.A" style:family="table-column">
      <style:table-column-properties style:column-width="1.3222in"/>
    </style:style>
    <style:style style:name="Table2.B" style:family="table-column">
      <style:table-column-properties style:column-width="0.7194in"/>
    </style:style>
    <style:style style:name="Table2.C" style:family="table-column">
      <style:table-column-properties style:column-width="5.2799in"/>
    </style:style>
    <style:style style:name="Table2.1" style:family="table-row">
      <style:table-row-properties style:min-row-height="0.2708in" fo:keep-together="auto"/>
    </style:style>
    <style:style style:name="Table2.A1" style:family="table-cell">
      <style:table-cell-properties fo:background-color="#efefef" fo:padding-left="0.0104in" fo:padding-right="0.0104in" fo:padding-top="0in" fo:padding-bottom="0in" fo:border="1.5pt solid #7f7f7f">
        <style:background-image/>
      </style:table-cell-properties>
    </style:style>
    <style:style style:name="Table2.C1" style:family="table-cell">
      <style:table-cell-properties fo:background-color="#efefef" fo:padding-left="0.0104in" fo:padding-right="0.0104in" fo:padding-top="0in" fo:padding-bottom="0in" fo:border-left="1.5pt solid #7f7f7f" fo:border-right="1.5pt solid #bfbfbf" fo:border-top="1.5pt solid #7f7f7f" fo:border-bottom="1.5pt solid #7f7f7f">
        <style:background-image/>
      </style:table-cell-properties>
    </style:style>
    <style:style style:name="Table2.A2" style:family="table-cell">
      <style:table-cell-properties fo:padding-left="0.0104in" fo:padding-right="0.0104in" fo:padding-top="0in" fo:padding-bottom="0in" fo:border-left="1.5pt solid #7f7f7f" fo:border-right="1.5pt solid #7f7f7f" fo:border-top="1.5pt solid #7f7f7f" fo:border-bottom="1.5pt solid #bfbfbf"/>
    </style:style>
    <style:style style:name="Table2.B2" style:family="table-cell">
      <style:table-cell-properties fo:padding-left="0.0104in" fo:padding-right="0.0104in" fo:padding-top="0in" fo:padding-bottom="0in" fo:border-left="1.5pt solid #7f7f7f" fo:border-right="1.5pt solid #7f7f7f" fo:border-top="1.5pt solid #7f7f7f" fo:border-bottom="1.5pt solid #bfbfbf"/>
    </style:style>
    <style:style style:name="Table2.C2" style:family="table-cell">
      <style:table-cell-properties fo:padding-left="0.0104in" fo:padding-right="0.0104in" fo:padding-top="0in" fo:padding-bottom="0in" fo:border-left="1.5pt solid #7f7f7f" fo:border-right="1.5pt solid #bfbfbf" fo:border-top="1.5pt solid #7f7f7f" fo:border-bottom="1.5pt solid #bfbfbf"/>
    </style:style>
    <style:style style:name="Table3" style:family="table">
      <style:table-properties style:width="7.3215in" fo:margin-left="0.0799in" fo:margin-top="0in" fo:margin-bottom="0in" table:align="left" style:writing-mode="page"/>
    </style:style>
    <style:style style:name="Table3.A" style:family="table-column">
      <style:table-column-properties style:column-width="2.0715in"/>
    </style:style>
    <style:style style:name="Table3.B" style:family="table-column">
      <style:table-column-properties style:column-width="0.5in"/>
    </style:style>
    <style:style style:name="Table3.C" style:family="table-column">
      <style:table-column-properties style:column-width="4.75in"/>
    </style:style>
    <style:style style:name="Table3.1" style:family="table-row">
      <style:table-row-properties style:min-row-height="0.2653in" fo:keep-together="auto"/>
    </style:style>
    <style:style style:name="Table3.A1" style:family="table-cell">
      <style:table-cell-properties fo:background-color="#efefef" fo:padding-left="0.0104in" fo:padding-right="0.0104in" fo:padding-top="0in" fo:padding-bottom="0in" fo:border="1.5pt solid #7f7f7f">
        <style:background-image/>
      </style:table-cell-properties>
    </style:style>
    <style:style style:name="Table3.C1" style:family="table-cell">
      <style:table-cell-properties fo:background-color="#efefef" fo:padding-left="0.0104in" fo:padding-right="0.0104in" fo:padding-top="0in" fo:padding-bottom="0in" fo:border-left="1.5pt solid #7f7f7f" fo:border-right="1.5pt solid #bfbfbf" fo:border-top="1.5pt solid #7f7f7f" fo:border-bottom="1.5pt solid #7f7f7f">
        <style:background-image/>
      </style:table-cell-properties>
    </style:style>
    <style:style style:name="Table3.2" style:family="table-row">
      <style:table-row-properties style:min-row-height="0.6132in" fo:keep-together="auto"/>
    </style:style>
    <style:style style:name="Table3.A2" style:family="table-cell">
      <style:table-cell-properties fo:padding-left="0.0104in" fo:padding-right="0.0104in" fo:padding-top="0in" fo:padding-bottom="0in" fo:border="1.5pt solid #7f7f7f"/>
    </style:style>
    <style:style style:name="Table3.B2" style:family="table-cell">
      <style:table-cell-properties fo:padding-left="0.0104in" fo:padding-right="0.0104in" fo:padding-top="0in" fo:padding-bottom="0in" fo:border="1.5pt solid #7f7f7f"/>
    </style:style>
    <style:style style:name="Table3.C2" style:family="table-cell">
      <style:table-cell-properties fo:padding-left="0.0104in" fo:padding-right="0.0104in" fo:padding-top="0in" fo:padding-bottom="0in" fo:border-left="1.5pt solid #7f7f7f" fo:border-right="1.5pt solid #bfbfbf" fo:border-top="1.5pt solid #7f7f7f" fo:border-bottom="1.5pt solid #7f7f7f"/>
    </style:style>
    <style:style style:name="Table3.3" style:family="table-row">
      <style:table-row-properties style:min-row-height="0.2708in" fo:keep-together="auto"/>
    </style:style>
    <style:style style:name="Table3.A3" style:family="table-cell">
      <style:table-cell-properties fo:padding-left="0.0104in" fo:padding-right="0.0104in" fo:padding-top="0in" fo:padding-bottom="0in" fo:border="1.5pt solid #7f7f7f"/>
    </style:style>
    <style:style style:name="Table3.B3" style:family="table-cell">
      <style:table-cell-properties fo:padding-left="0.0104in" fo:padding-right="0.0104in" fo:padding-top="0in" fo:padding-bottom="0in" fo:border="1.5pt solid #7f7f7f"/>
    </style:style>
    <style:style style:name="Table3.C3" style:family="table-cell">
      <style:table-cell-properties fo:padding-left="0.0104in" fo:padding-right="0.0104in" fo:padding-top="0in" fo:padding-bottom="0in" fo:border-left="1.5pt solid #7f7f7f" fo:border-right="1.5pt solid #bfbfbf" fo:border-top="1.5pt solid #7f7f7f" fo:border-bottom="1.5pt solid #7f7f7f"/>
    </style:style>
    <style:style style:name="Table3.A4" style:family="table-cell">
      <style:table-cell-properties fo:padding-left="0.0104in" fo:padding-right="0.0104in" fo:padding-top="0in" fo:padding-bottom="0in" fo:border="1.5pt solid #7f7f7f"/>
    </style:style>
    <style:style style:name="Table3.B4" style:family="table-cell">
      <style:table-cell-properties fo:padding-left="0.0104in" fo:padding-right="0.0104in" fo:padding-top="0in" fo:padding-bottom="0in" fo:border="1.5pt solid #7f7f7f"/>
    </style:style>
    <style:style style:name="Table3.C4" style:family="table-cell">
      <style:table-cell-properties fo:padding-left="0.0104in" fo:padding-right="0.0104in" fo:padding-top="0in" fo:padding-bottom="0in" fo:border-left="1.5pt solid #7f7f7f" fo:border-right="1.5pt solid #bfbfbf" fo:border-top="1.5pt solid #7f7f7f" fo:border-bottom="1.5pt solid #7f7f7f"/>
    </style:style>
    <style:style style:name="Table3.A5" style:family="table-cell">
      <style:table-cell-properties fo:padding-left="0.0104in" fo:padding-right="0.0104in" fo:padding-top="0in" fo:padding-bottom="0in" fo:border="1.5pt solid #7f7f7f"/>
    </style:style>
    <style:style style:name="Table3.B5" style:family="table-cell">
      <style:table-cell-properties fo:padding-left="0.0104in" fo:padding-right="0.0104in" fo:padding-top="0in" fo:padding-bottom="0in" fo:border="1.5pt solid #7f7f7f"/>
    </style:style>
    <style:style style:name="Table3.C5" style:family="table-cell">
      <style:table-cell-properties fo:padding-left="0.0104in" fo:padding-right="0.0104in" fo:padding-top="0in" fo:padding-bottom="0in" fo:border-left="1.5pt solid #7f7f7f" fo:border-right="1.5pt solid #bfbfbf" fo:border-top="1.5pt solid #7f7f7f" fo:border-bottom="1.5pt solid #7f7f7f"/>
    </style:style>
    <style:style style:name="Table3.6" style:family="table-row">
      <style:table-row-properties style:min-row-height="0.4097in" fo:keep-together="auto"/>
    </style:style>
    <style:style style:name="Table3.A6" style:family="table-cell">
      <style:table-cell-properties fo:padding-left="0.0104in" fo:padding-right="0.0104in" fo:padding-top="0in" fo:padding-bottom="0in" fo:border="1.5pt solid #7f7f7f"/>
    </style:style>
    <style:style style:name="Table3.B6" style:family="table-cell">
      <style:table-cell-properties fo:padding-left="0.0104in" fo:padding-right="0.0104in" fo:padding-top="0in" fo:padding-bottom="0in" fo:border="1.5pt solid #7f7f7f"/>
    </style:style>
    <style:style style:name="Table3.C6" style:family="table-cell">
      <style:table-cell-properties fo:padding-left="0.0104in" fo:padding-right="0.0104in" fo:padding-top="0in" fo:padding-bottom="0in" fo:border-left="1.5pt solid #7f7f7f" fo:border-right="1.5pt solid #bfbfbf" fo:border-top="1.5pt solid #7f7f7f" fo:border-bottom="1.5pt solid #7f7f7f"/>
    </style:style>
    <style:style style:name="Table3.A7" style:family="table-cell">
      <style:table-cell-properties fo:padding-left="0.0104in" fo:padding-right="0.0104in" fo:padding-top="0in" fo:padding-bottom="0in" fo:border="1.5pt solid #7f7f7f"/>
    </style:style>
    <style:style style:name="Table3.B7" style:family="table-cell">
      <style:table-cell-properties fo:padding-left="0.0104in" fo:padding-right="0.0104in" fo:padding-top="0in" fo:padding-bottom="0in" fo:border="1.5pt solid #7f7f7f"/>
    </style:style>
    <style:style style:name="Table3.C7" style:family="table-cell">
      <style:table-cell-properties fo:padding-left="0.0104in" fo:padding-right="0.0104in" fo:padding-top="0in" fo:padding-bottom="0in" fo:border-left="1.5pt solid #7f7f7f" fo:border-right="1.5pt solid #bfbfbf" fo:border-top="1.5pt solid #7f7f7f" fo:border-bottom="1.5pt solid #7f7f7f"/>
    </style:style>
    <style:style style:name="Table3.A8" style:family="table-cell">
      <style:table-cell-properties fo:padding-left="0.0104in" fo:padding-right="0.0104in" fo:padding-top="0in" fo:padding-bottom="0in" fo:border="1.5pt solid #7f7f7f"/>
    </style:style>
    <style:style style:name="Table3.B8" style:family="table-cell">
      <style:table-cell-properties fo:padding-left="0.0104in" fo:padding-right="0.0104in" fo:padding-top="0in" fo:padding-bottom="0in" fo:border-left="1.5pt solid #7f7f7f" fo:border-right="1.5pt solid #7f7f7f" fo:border-top="1.5pt solid #7f7f7f" fo:border-bottom="none"/>
    </style:style>
    <style:style style:name="Table3.C8" style:family="table-cell">
      <style:table-cell-properties fo:padding-left="0.0104in" fo:padding-right="0.0104in" fo:padding-top="0in" fo:padding-bottom="0in" fo:border-left="1.5pt solid #7f7f7f" fo:border-right="1.5pt solid #bfbfbf" fo:border-top="1.5pt solid #7f7f7f" fo:border-bottom="1.5pt solid #7f7f7f"/>
    </style:style>
    <style:style style:name="Table3.9" style:family="table-row">
      <style:table-row-properties style:min-row-height="0.2611in" fo:keep-together="auto"/>
    </style:style>
    <style:style style:name="Table3.A9" style:family="table-cell">
      <style:table-cell-properties fo:padding-left="0.0104in" fo:padding-right="0.0104in" fo:padding-top="0in" fo:padding-bottom="0in" fo:border-left="1.5pt solid #7f7f7f" fo:border-right="0.75pt solid #bfbfbf" fo:border-top="1.5pt solid #7f7f7f" fo:border-bottom="1.5pt solid #7f7f7f"/>
    </style:style>
    <style:style style:name="Table3.B9" style:family="table-cell">
      <style:table-cell-properties fo:padding-left="0.0104in" fo:padding-right="0.0104in" fo:padding-top="0in" fo:padding-bottom="0in" fo:border-left="0.75pt solid #bfbfbf" fo:border-right="1.5pt solid #bfbfbf" fo:border-top="none" fo:border-bottom="none"/>
    </style:style>
    <style:style style:name="Table3.10" style:family="table-row">
      <style:table-row-properties style:min-row-height="0.1847in" fo:keep-together="auto"/>
    </style:style>
    <style:style style:name="Table3.A10" style:family="table-cell">
      <style:table-cell-properties fo:padding-left="0.0104in" fo:padding-right="0.0104in" fo:padding-top="0in" fo:padding-bottom="0in" fo:border="1.5pt solid #7f7f7f"/>
    </style:style>
    <style:style style:name="Table3.B10" style:family="table-cell">
      <style:table-cell-properties fo:padding-left="0.0104in" fo:padding-right="0.0104in" fo:padding-top="0in" fo:padding-bottom="0in" fo:border-left="1.5pt solid #7f7f7f" fo:border-right="1.5pt solid #7f7f7f" fo:border-top="none" fo:border-bottom="1.5pt solid #7f7f7f"/>
    </style:style>
    <style:style style:name="Table3.C10" style:family="table-cell">
      <style:table-cell-properties fo:padding-left="0.0104in" fo:padding-right="0.0104in" fo:padding-top="0in" fo:padding-bottom="0in" fo:border-left="1.5pt solid #7f7f7f" fo:border-right="1.5pt solid #bfbfbf" fo:border-top="1.5pt solid #7f7f7f" fo:border-bottom="1.5pt solid #7f7f7f"/>
    </style:style>
    <style:style style:name="Table3.11" style:family="table-row">
      <style:table-row-properties style:min-row-height="0.3222in" fo:keep-together="auto"/>
    </style:style>
    <style:style style:name="Table3.A11" style:family="table-cell">
      <style:table-cell-properties fo:padding-left="0.0104in" fo:padding-right="0.0104in" fo:padding-top="0in" fo:padding-bottom="0in" fo:border="1.5pt solid #7f7f7f"/>
    </style:style>
    <style:style style:name="Table3.B11" style:family="table-cell">
      <style:table-cell-properties fo:padding-left="0.0104in" fo:padding-right="0.0104in" fo:padding-top="0in" fo:padding-bottom="0in" fo:border="1.5pt solid #7f7f7f"/>
    </style:style>
    <style:style style:name="Table3.C11" style:family="table-cell">
      <style:table-cell-properties fo:padding-left="0.0104in" fo:padding-right="0.0104in" fo:padding-top="0in" fo:padding-bottom="0in" fo:border-left="1.5pt solid #7f7f7f" fo:border-right="1.5pt solid #bfbfbf" fo:border-top="1.5pt solid #7f7f7f" fo:border-bottom="1.5pt solid #7f7f7f"/>
    </style:style>
    <style:style style:name="Table3.12" style:family="table-row">
      <style:table-row-properties style:min-row-height="0.2243in" fo:keep-together="auto"/>
    </style:style>
    <style:style style:name="Table3.A12" style:family="table-cell">
      <style:table-cell-properties fo:padding-left="0.0104in" fo:padding-right="0.0104in" fo:padding-top="0in" fo:padding-bottom="0in" fo:border="1.5pt solid #7f7f7f"/>
    </style:style>
    <style:style style:name="Table3.B12" style:family="table-cell">
      <style:table-cell-properties fo:padding-left="0.0104in" fo:padding-right="0.0104in" fo:padding-top="0in" fo:padding-bottom="0in" fo:border="1.5pt solid #7f7f7f"/>
    </style:style>
    <style:style style:name="Table3.C12" style:family="table-cell">
      <style:table-cell-properties fo:padding-left="0.0104in" fo:padding-right="0.0104in" fo:padding-top="0in" fo:padding-bottom="0in" fo:border-left="1.5pt solid #7f7f7f" fo:border-right="1.5pt solid #bfbfbf" fo:border-top="1.5pt solid #7f7f7f" fo:border-bottom="1.5pt solid #7f7f7f"/>
    </style:style>
    <style:style style:name="Table3.13" style:family="table-row">
      <style:table-row-properties style:min-row-height="0.375in" fo:keep-together="auto"/>
    </style:style>
    <style:style style:name="Table3.A13" style:family="table-cell">
      <style:table-cell-properties fo:padding-left="0.0104in" fo:padding-right="0.0104in" fo:padding-top="0in" fo:padding-bottom="0in" fo:border="1.5pt solid #7f7f7f"/>
    </style:style>
    <style:style style:name="Table3.B13" style:family="table-cell">
      <style:table-cell-properties fo:padding-left="0.0104in" fo:padding-right="0.0104in" fo:padding-top="0in" fo:padding-bottom="0in" fo:border="1.5pt solid #7f7f7f"/>
    </style:style>
    <style:style style:name="Table3.C13" style:family="table-cell">
      <style:table-cell-properties fo:padding-left="0.0104in" fo:padding-right="0.0104in" fo:padding-top="0in" fo:padding-bottom="0in" fo:border-left="1.5pt solid #7f7f7f" fo:border-right="1.5pt solid #bfbfbf" fo:border-top="1.5pt solid #7f7f7f" fo:border-bottom="1.5pt solid #7f7f7f"/>
    </style:style>
    <style:style style:name="Table3.A14" style:family="table-cell">
      <style:table-cell-properties fo:padding-left="0.0104in" fo:padding-right="0.0104in" fo:padding-top="0in" fo:padding-bottom="0in" fo:border="1.5pt solid #7f7f7f"/>
    </style:style>
    <style:style style:name="Table3.B14" style:family="table-cell">
      <style:table-cell-properties fo:padding-left="0.0104in" fo:padding-right="0.0104in" fo:padding-top="0in" fo:padding-bottom="0in" fo:border="1.5pt solid #7f7f7f"/>
    </style:style>
    <style:style style:name="Table3.C14" style:family="table-cell">
      <style:table-cell-properties fo:padding-left="0.0104in" fo:padding-right="0.0104in" fo:padding-top="0in" fo:padding-bottom="0in" fo:border-left="1.5pt solid #7f7f7f" fo:border-right="1.5pt solid #bfbfbf" fo:border-top="1.5pt solid #7f7f7f" fo:border-bottom="1.5pt solid #7f7f7f"/>
    </style:style>
    <style:style style:name="Table3.15" style:family="table-row">
      <style:table-row-properties style:min-row-height="0.2306in" fo:keep-together="auto"/>
    </style:style>
    <style:style style:name="Table3.A15" style:family="table-cell">
      <style:table-cell-properties fo:padding-left="0.0104in" fo:padding-right="0.0104in" fo:padding-top="0in" fo:padding-bottom="0in" fo:border-left="1.5pt solid #7f7f7f" fo:border-right="1.5pt solid #7f7f7f" fo:border-top="1.5pt solid #7f7f7f" fo:border-bottom="1.5pt solid #bfbfbf"/>
    </style:style>
    <style:style style:name="Table3.B15" style:family="table-cell">
      <style:table-cell-properties fo:padding-left="0.0104in" fo:padding-right="0.0104in" fo:padding-top="0in" fo:padding-bottom="0in" fo:border-left="1.5pt solid #7f7f7f" fo:border-right="1.5pt solid #7f7f7f" fo:border-top="1.5pt solid #7f7f7f" fo:border-bottom="1.5pt solid #bfbfbf"/>
    </style:style>
    <style:style style:name="Table3.C15" style:family="table-cell">
      <style:table-cell-properties fo:padding-left="0.0104in" fo:padding-right="0.0104in" fo:padding-top="0in" fo:padding-bottom="0in" fo:border-left="1.5pt solid #7f7f7f" fo:border-right="1.5pt solid #bfbfbf" fo:border-top="1.5pt solid #7f7f7f" fo:border-bottom="1.5pt solid #bfbfbf"/>
    </style:style>
    <style:style style:name="P1" style:family="paragraph" style:parent-style-name="Standard">
      <style:text-properties style:font-name="DejaVu Sans" fo:font-size="18pt" officeooo:rsid="001b77bc" officeooo:paragraph-rsid="001b77bc" style:font-size-asian="18pt" style:font-size-complex="18pt"/>
    </style:style>
    <style:style style:name="P2" style:family="paragraph" style:parent-style-name="Standard">
      <style:text-properties style:font-name="DejaVu Sans" fo:font-size="12pt" officeooo:rsid="001b77bc" officeooo:paragraph-rsid="001b77bc" style:font-size-asian="12pt" style:font-size-complex="12pt"/>
    </style:style>
    <style:style style:name="P3" style:family="paragraph" style:parent-style-name="Standard">
      <style:text-properties style:font-name="DejaVu Sans" fo:font-size="12pt" officeooo:rsid="001b77bc" officeooo:paragraph-rsid="001f7d05" style:font-size-asian="12pt" style:font-size-complex="12pt"/>
    </style:style>
    <style:style style:name="P4" style:family="paragraph" style:parent-style-name="Standard">
      <style:text-properties style:font-name="DejaVu Sans" fo:font-size="12pt" officeooo:rsid="001b77bc" officeooo:paragraph-rsid="001e3e26" style:font-size-asian="12pt" style:font-size-complex="12pt"/>
    </style:style>
    <style:style style:name="P5" style:family="paragraph" style:parent-style-name="Standard">
      <style:text-properties style:font-name="DejaVu Sans" fo:font-size="10pt" officeooo:rsid="000bb16e" officeooo:paragraph-rsid="001e3e26" style:font-size-asian="10pt" style:font-size-complex="10pt"/>
    </style:style>
    <style:style style:name="P6" style:family="paragraph" style:parent-style-name="Standard" style:master-page-name="">
      <loext:graphic-properties draw:fill="none"/>
      <style:paragraph-properties fo:margin-left="0in" fo:margin-right="-0.3118in" fo:text-indent="0in" style:auto-text-indent="false" style:page-number="auto" fo:background-color="transparent"/>
      <style:text-properties style:font-name="DejaVu Sans" fo:font-size="14pt" officeooo:rsid="000bb16e" officeooo:paragraph-rsid="001e3e26" style:font-size-asian="14pt" style:font-size-complex="14pt"/>
    </style:style>
    <style:style style:name="P7" style:family="paragraph" style:parent-style-name="Table_20_Paragraph">
      <style:paragraph-properties fo:margin-left="0.428in" fo:margin-right="0in" fo:margin-top="0.0543in" fo:margin-bottom="0in" style:contextual-spacing="false" fo:line-height="100%"/>
      <style:text-properties style:font-name="DejaVu Sans" fo:font-size="10pt" officeooo:paragraph-rsid="001e3e26" style:font-size-asian="10pt" style:font-size-complex="10pt"/>
    </style:style>
    <style:style style:name="P8" style:family="paragraph" style:parent-style-name="Table_20_Paragraph">
      <style:paragraph-properties fo:margin-left="0.1756in" fo:margin-right="0in" fo:margin-top="0.0543in" fo:margin-bottom="0in" style:contextual-spacing="false" fo:line-height="100%"/>
      <style:text-properties style:font-name="DejaVu Sans" fo:font-size="10pt" officeooo:paragraph-rsid="001e3e26" style:font-size-asian="10pt" style:font-size-complex="10pt"/>
    </style:style>
    <style:style style:name="P9" style:family="paragraph" style:parent-style-name="Table_20_Paragraph">
      <style:paragraph-properties fo:margin-left="1.8646in" fo:margin-right="1.8445in" fo:margin-top="0.0543in" fo:margin-bottom="0in" style:contextual-spacing="false" fo:line-height="100%" fo:text-align="center" style:justify-single-word="false"/>
      <style:text-properties style:font-name="DejaVu Sans" fo:font-size="10pt" officeooo:paragraph-rsid="001e3e26" style:font-size-asian="10pt" style:font-size-complex="10pt"/>
    </style:style>
    <style:style style:name="P10" style:family="paragraph" style:parent-style-name="Table_20_Paragraph">
      <style:paragraph-properties fo:margin-top="0.0555in" fo:margin-bottom="0in" style:contextual-spacing="false" fo:line-height="100%"/>
      <style:text-properties style:font-name="DejaVu Sans" fo:font-size="10pt" officeooo:paragraph-rsid="001e3e26" style:font-size-asian="10pt" style:font-size-complex="10pt"/>
    </style:style>
    <style:style style:name="P11" style:family="paragraph" style:parent-style-name="Table_20_Paragraph">
      <style:paragraph-properties fo:margin-left="0in" fo:margin-right="0in" fo:margin-top="0in" fo:margin-bottom="0in" style:contextual-spacing="false" fo:line-height="100%"/>
      <style:text-properties style:font-name="DejaVu Sans" fo:font-size="10pt" officeooo:paragraph-rsid="001e3e26" style:font-size-asian="10pt" style:font-size-complex="10pt"/>
    </style:style>
    <style:style style:name="P12" style:family="paragraph" style:parent-style-name="Table_20_Paragraph">
      <style:paragraph-properties fo:margin-top="0.0335in" fo:margin-bottom="0in" style:contextual-spacing="false" fo:line-height="100%"/>
      <style:text-properties style:font-name="DejaVu Sans" fo:font-size="10pt" officeooo:paragraph-rsid="001e3e26" style:font-size-asian="10pt" style:font-size-complex="10pt"/>
    </style:style>
    <style:style style:name="P13" style:family="paragraph" style:parent-style-name="Table_20_Paragraph">
      <style:paragraph-properties fo:margin-top="0.0102in" fo:margin-bottom="0in" style:contextual-spacing="false" fo:line-height="106%"/>
      <style:text-properties style:font-name="DejaVu Sans" fo:font-size="10pt" officeooo:paragraph-rsid="001e3e26" style:font-size-asian="10pt" style:font-size-complex="10pt"/>
    </style:style>
    <style:style style:name="P14" style:family="paragraph" style:parent-style-name="Table_20_Paragraph">
      <style:paragraph-properties fo:margin-top="0in" fo:margin-bottom="0in" style:contextual-spacing="false" fo:line-height="106%"/>
      <style:text-properties style:font-name="DejaVu Sans" fo:font-size="10pt" officeooo:paragraph-rsid="001e3e26" style:font-size-asian="10pt" style:font-size-complex="10pt"/>
    </style:style>
    <style:style style:name="P15" style:family="paragraph" style:parent-style-name="Table_20_Paragraph">
      <style:text-properties style:font-name="DejaVu Sans" fo:font-size="10pt" officeooo:paragraph-rsid="001e3e26" style:font-size-asian="10pt" style:font-size-complex="10pt"/>
    </style:style>
    <style:style style:name="P16" style:family="paragraph" style:parent-style-name="Table_20_Paragraph">
      <style:paragraph-properties fo:margin-top="0.0555in" fo:margin-bottom="0in" style:contextual-spacing="false" fo:line-height="100%"/>
      <style:text-properties style:font-name="Arial" fo:font-size="10pt" fo:font-weight="bold" officeooo:paragraph-rsid="001e3e26" style:font-size-asian="10pt" style:font-weight-asian="bold" style:font-size-complex="10pt"/>
    </style:style>
    <style:style style:name="P17" style:family="paragraph" style:parent-style-name="Table_20_Paragraph">
      <style:paragraph-properties fo:margin-left="0in" fo:margin-right="0in" fo:margin-top="0in" fo:margin-bottom="0in" style:contextual-spacing="false" fo:line-height="100%"/>
      <style:text-properties style:font-name="Times New Roman" fo:font-size="10pt" officeooo:paragraph-rsid="001e3e26" style:font-size-asian="10pt" style:font-size-complex="10pt"/>
    </style:style>
    <style:style style:name="P18" style:family="paragraph" style:parent-style-name="Table_20_Paragraph">
      <style:paragraph-properties fo:margin-top="0.0102in" fo:margin-bottom="0in" style:contextual-spacing="false" fo:line-height="100%"/>
      <style:text-properties style:font-name="DejaVu Sans" fo:font-size="10pt" officeooo:paragraph-rsid="001e3e26" style:font-size-asian="10pt" style:font-size-complex="10pt"/>
    </style:style>
    <style:style style:name="P19" style:family="paragraph" style:parent-style-name="Table_20_Paragraph">
      <style:paragraph-properties fo:margin-left="0.0311in" fo:margin-right="0.0181in" fo:margin-top="0.0102in" fo:margin-bottom="0in" style:contextual-spacing="false" fo:line-height="106%"/>
      <style:text-properties style:font-name="DejaVu Sans" fo:font-size="10pt" officeooo:paragraph-rsid="001e3e26" style:font-size-asian="10pt" style:font-size-complex="10pt"/>
    </style:style>
    <style:style style:name="P20" style:family="paragraph" style:parent-style-name="Table_20_Paragraph">
      <style:paragraph-properties fo:line-height="100%"/>
      <style:text-properties style:font-name="DejaVu Sans" fo:font-size="10pt" officeooo:paragraph-rsid="001e3e26" style:font-size-asian="10pt" style:font-size-complex="10pt"/>
    </style:style>
    <style:style style:name="P21" style:family="paragraph" style:parent-style-name="Text_20_body">
      <style:paragraph-properties fo:margin-left="0in" fo:margin-right="0in" fo:margin-top="0.002in" fo:margin-bottom="0in" style:contextual-spacing="false"/>
      <style:text-properties style:font-name="DejaVu Sans" fo:font-size="10pt" officeooo:paragraph-rsid="001e3e26" style:font-size-asian="10pt" style:font-size-complex="10pt"/>
    </style:style>
    <style:style style:name="P22" style:family="paragraph" style:parent-style-name="Text_20_body">
      <style:paragraph-properties fo:margin-top="0.0264in" fo:margin-bottom="0.0307in" style:contextual-spacing="false"/>
      <style:text-properties style:font-name="DejaVu Sans" fo:font-size="10pt" officeooo:paragraph-rsid="001e3e26" style:font-size-asian="10pt" style:font-size-complex="10pt"/>
    </style:style>
    <style:style style:name="P23" style:family="paragraph">
      <loext:graphic-properties draw:fill="solid" draw:fill-color="#bfbfbf"/>
      <style:paragraph-properties fo:text-align="center"/>
      <style:text-properties fo:font-size="11pt"/>
    </style:style>
    <style:style style:name="P24" style:family="paragraph">
      <loext:graphic-properties draw:fill="solid" draw:fill-color="#7f7f7f"/>
      <style:paragraph-properties fo:text-align="center"/>
      <style:text-properties fo:font-size="11pt"/>
    </style:style>
    <style:style style:name="P25" style:family="paragraph" style:parent-style-name="Table_20_Paragraph">
      <style:paragraph-properties fo:margin-left="0.8402in" fo:margin-right="0.8193in" fo:margin-top="0.0543in" fo:margin-bottom="0in" style:contextual-spacing="false" fo:line-height="100%" fo:text-align="center" style:justify-single-word="false"/>
      <style:text-properties style:font-name="DejaVu Sans" fo:font-size="10pt" officeooo:paragraph-rsid="001e3e26" style:font-size-asian="10pt" style:font-size-complex="10pt"/>
    </style:style>
    <style:style style:name="P26" style:family="paragraph" style:parent-style-name="Table_20_Paragraph">
      <style:paragraph-properties fo:margin-left="0.0346in" fo:margin-right="0in" fo:margin-top="0.0543in" fo:margin-bottom="0in" style:contextual-spacing="false" fo:line-height="100%"/>
      <style:text-properties style:font-name="DejaVu Sans" fo:font-size="10pt" officeooo:paragraph-rsid="001e3e26" style:font-size-asian="10pt" style:font-size-complex="10pt"/>
    </style:style>
    <style:style style:name="P27" style:family="paragraph" style:parent-style-name="Table_20_Paragraph">
      <style:paragraph-properties fo:margin-left="1.5882in" fo:margin-right="1.5681in" fo:margin-top="0.0543in" fo:margin-bottom="0in" style:contextual-spacing="false" fo:line-height="100%" fo:text-align="center" style:justify-single-word="false"/>
      <style:text-properties style:font-name="DejaVu Sans" fo:font-size="10pt" officeooo:paragraph-rsid="001e3e26" style:font-size-asian="10pt" style:font-size-complex="10pt"/>
    </style:style>
    <style:style style:name="P28" style:family="paragraph" style:parent-style-name="Table_20_Paragraph">
      <style:paragraph-properties fo:margin-top="0.0118in" fo:margin-bottom="0in" style:contextual-spacing="false" fo:line-height="100%"/>
      <style:text-properties style:font-name="DejaVu Sans" fo:font-size="10pt" officeooo:paragraph-rsid="001e3e26" style:font-size-asian="10pt" style:font-size-complex="10pt"/>
    </style:style>
    <style:style style:name="P29" style:family="paragraph" style:parent-style-name="Table_20_Paragraph">
      <style:paragraph-properties fo:margin-top="0.039in" fo:margin-bottom="0in" style:contextual-spacing="false" fo:line-height="100%"/>
      <style:text-properties style:font-name="DejaVu Sans" fo:font-size="10pt" officeooo:paragraph-rsid="001e3e26" style:font-size-asian="10pt" style:font-size-complex="10pt"/>
    </style:style>
    <style:style style:name="P30" style:family="paragraph" style:parent-style-name="Table_20_Paragraph">
      <style:paragraph-properties fo:margin-left="0.0311in" fo:margin-right="0.1701in" fo:margin-top="0.0098in" fo:margin-bottom="0in" style:contextual-spacing="false" fo:line-height="100%"/>
      <style:text-properties style:font-name="DejaVu Sans" fo:font-size="10pt" officeooo:paragraph-rsid="001e3e26" style:font-size-asian="10pt" style:font-size-complex="10pt"/>
    </style:style>
    <style:style style:name="P31" style:family="paragraph" style:parent-style-name="Table_20_Paragraph">
      <style:paragraph-properties fo:margin-top="0.0071in" fo:margin-bottom="0in" style:contextual-spacing="false" fo:line-height="100%"/>
      <style:text-properties style:font-name="DejaVu Sans" fo:font-size="10pt" officeooo:paragraph-rsid="001e3e26" style:font-size-asian="10pt" style:font-size-complex="10pt"/>
    </style:style>
    <style:style style:name="P32" style:family="paragraph" style:parent-style-name="Table_20_Paragraph">
      <style:paragraph-properties fo:margin-left="0.4689in" fo:margin-right="0.0291in" fo:margin-top="0.0335in" fo:margin-bottom="0in" style:contextual-spacing="false" fo:line-height="100%"/>
      <style:text-properties style:font-name="DejaVu Sans" fo:font-size="10pt" officeooo:paragraph-rsid="001e3e26" style:font-size-asian="10pt" style:font-size-complex="10pt"/>
    </style:style>
    <style:style style:name="P33" style:family="paragraph" style:parent-style-name="Text_20_body">
      <style:paragraph-properties fo:margin-left="0in" fo:margin-top="0.2307in" fo:margin-bottom="0.0311in" style:contextual-spacing="false" fo:text-indent="0in" style:auto-text-indent="false"/>
      <style:text-properties style:font-name="DejaVu Sans" fo:font-size="10pt" fo:letter-spacing="-0.0035in" officeooo:rsid="00226bdf" officeooo:paragraph-rsid="00246988" style:font-size-asian="10pt" style:font-size-complex="10pt" style:text-scale="105%"/>
    </style:style>
    <style:style style:name="T1" style:family="text">
      <style:text-properties style:font-name="Arial" fo:font-size="11pt" fo:font-weight="bold" style:font-size-asian="11pt" style:font-weight-asian="bold"/>
    </style:style>
    <style:style style:name="T2" style:family="text">
      <style:text-properties fo:letter-spacing="-0.0028in" fo:font-weight="bold" style:font-weight-asian="bold" style:text-scale="110%"/>
    </style:style>
    <style:style style:name="T3" style:family="text">
      <style:text-properties fo:letter-spacing="-0.0028in" fo:font-weight="bold" style:font-weight-asian="bold" style:text-scale="105%"/>
    </style:style>
    <style:style style:name="T4" style:family="text">
      <style:text-properties fo:letter-spacing="-0.0016in" fo:font-weight="bold" style:font-weight-asian="bold" style:text-scale="105%"/>
    </style:style>
    <style:style style:name="T5" style:family="text">
      <style:text-properties style:font-name="Arial" fo:font-size="16.5pt" fo:font-weight="bold" style:font-size-asian="16.5pt" style:font-weight-asian="bold"/>
    </style:style>
    <style:style style:name="T6" style:family="text">
      <style:text-properties fo:letter-spacing="-0.0016in" fo:font-weight="bold" style:font-weight-asian="bold"/>
    </style:style>
    <style:style style:name="T7" style:family="text">
      <style:text-properties style:font-name="Times New Roman" fo:font-size="11pt" style:font-size-asian="11pt"/>
    </style:style>
    <style:style style:name="T8" style:family="text">
      <style:text-properties fo:font-size="11pt" style:font-size-asian="11pt"/>
    </style:style>
    <style:style style:name="T9" style:family="text">
      <style:text-properties style:text-scale="115%"/>
    </style:style>
    <style:style style:name="T10" style:family="text">
      <style:text-properties fo:letter-spacing="0.0146in" style:text-scale="115%"/>
    </style:style>
    <style:style style:name="T11" style:family="text">
      <style:text-properties fo:letter-spacing="0.0154in" style:text-scale="115%"/>
    </style:style>
    <style:style style:name="T12" style:family="text">
      <style:text-properties fo:letter-spacing="-0.0008in" style:text-scale="207%"/>
    </style:style>
    <style:style style:name="T13" style:family="text">
      <style:text-properties fo:letter-spacing="-0.0008in" style:text-scale="91%"/>
    </style:style>
    <style:style style:name="T14" style:family="text">
      <style:text-properties fo:letter-spacing="-0.0008in"/>
    </style:style>
    <style:style style:name="T15" style:family="text">
      <style:text-properties fo:letter-spacing="-0.0008in" style:text-scale="108%"/>
    </style:style>
    <style:style style:name="T16" style:family="text">
      <style:text-properties fo:letter-spacing="-0.0008in" style:text-scale="86%"/>
    </style:style>
    <style:style style:name="T17" style:family="text">
      <style:text-properties fo:letter-spacing="0.0154in" style:text-scale="114%"/>
    </style:style>
    <style:style style:name="T18" style:family="text">
      <style:text-properties fo:letter-spacing="-0.0008in" style:text-scale="105%"/>
    </style:style>
    <style:style style:name="T19" style:family="text">
      <style:text-properties fo:letter-spacing="-0.0008in" style:text-scale="101%"/>
    </style:style>
    <style:style style:name="T20" style:family="text">
      <style:text-properties fo:letter-spacing="-0.0008in" style:text-scale="208%"/>
    </style:style>
    <style:style style:name="T21" style:family="text">
      <style:text-properties fo:letter-spacing="-0.0008in" style:text-scale="83%"/>
    </style:style>
    <style:style style:name="T22" style:family="text">
      <style:text-properties style:text-scale="103%"/>
    </style:style>
    <style:style style:name="T23" style:family="text">
      <style:text-properties fo:letter-spacing="-0.0028in" style:text-scale="115%"/>
    </style:style>
    <style:style style:name="T24" style:family="text">
      <style:text-properties style:text-scale="130%"/>
    </style:style>
    <style:style style:name="T25" style:family="text">
      <style:text-properties fo:letter-spacing="0.028in" style:text-scale="115%"/>
    </style:style>
    <style:style style:name="T26" style:family="text">
      <style:text-properties fo:letter-spacing="-0.0008in" style:text-scale="202%"/>
    </style:style>
    <style:style style:name="T27" style:family="text">
      <style:text-properties fo:letter-spacing="-0.0008in" style:text-scale="95%"/>
    </style:style>
    <style:style style:name="T28" style:family="text">
      <style:text-properties fo:letter-spacing="-0.0008in" style:text-scale="103%"/>
    </style:style>
    <style:style style:name="T29" style:family="text">
      <style:text-properties fo:letter-spacing="-0.0008in" style:text-scale="81%"/>
    </style:style>
    <style:style style:name="T30" style:family="text">
      <style:text-properties style:text-scale="152%"/>
    </style:style>
    <style:style style:name="T31" style:family="text">
      <style:text-properties fo:letter-spacing="-0.0008in" style:text-scale="114%"/>
    </style:style>
    <style:style style:name="T32" style:family="text">
      <style:text-properties fo:letter-spacing="-0.0008in" style:text-scale="92%"/>
    </style:style>
    <style:style style:name="T33" style:family="text">
      <style:text-properties fo:letter-spacing="-0.0008in" style:text-scale="98%"/>
    </style:style>
    <style:style style:name="T34" style:family="text">
      <style:text-properties fo:letter-spacing="-0.0008in" style:text-scale="63%"/>
    </style:style>
    <style:style style:name="T35" style:family="text">
      <style:text-properties fo:letter-spacing="-0.0008in" style:text-scale="96%"/>
    </style:style>
    <style:style style:name="T36" style:family="text">
      <style:text-properties fo:letter-spacing="-0.0008in" style:text-scale="194%"/>
    </style:style>
    <style:style style:name="T37" style:family="text">
      <style:text-properties fo:letter-spacing="-0.0008in" style:text-scale="188%"/>
    </style:style>
    <style:style style:name="T38" style:family="text">
      <style:text-properties fo:letter-spacing="-0.0008in" style:text-scale="199%"/>
    </style:style>
    <style:style style:name="T39" style:family="text">
      <style:text-properties style:text-scale="99%"/>
    </style:style>
    <style:style style:name="T40" style:family="text">
      <style:text-properties fo:letter-spacing="-0.0008in" style:text-scale="195%"/>
    </style:style>
    <style:style style:name="T41" style:family="text">
      <style:text-properties fo:letter-spacing="-0.0008in" style:text-scale="64%"/>
    </style:style>
    <style:style style:name="T42" style:family="text">
      <style:text-properties fo:letter-spacing="-0.0008in" style:text-scale="104%"/>
    </style:style>
    <style:style style:name="T43" style:family="text">
      <style:text-properties fo:letter-spacing="-0.0008in" style:text-scale="109%"/>
    </style:style>
    <style:style style:name="T44" style:family="text">
      <style:text-properties fo:letter-spacing="-0.0008in" style:text-scale="84%"/>
    </style:style>
    <style:style style:name="T45" style:family="text">
      <style:text-properties fo:letter-spacing="-0.0008in" style:text-scale="130%"/>
    </style:style>
    <style:style style:name="T46" style:family="text">
      <style:text-properties fo:letter-spacing="-0.0008in" style:text-scale="186%"/>
    </style:style>
    <style:style style:name="T47" style:family="text">
      <style:text-properties fo:letter-spacing="-0.0008in" style:text-scale="90%"/>
    </style:style>
    <style:style style:name="T48" style:family="text">
      <style:text-properties fo:letter-spacing="0.0193in" style:text-scale="115%"/>
    </style:style>
    <style:style style:name="T49" style:family="text">
      <style:text-properties fo:letter-spacing="0.0118in" style:text-scale="115%"/>
    </style:style>
    <style:style style:name="T50" style:family="text">
      <style:text-properties fo:letter-spacing="-0.0008in" style:text-scale="339%"/>
    </style:style>
    <style:style style:name="T51" style:family="text">
      <style:text-properties fo:letter-spacing="-0.0008in" style:text-scale="97%"/>
    </style:style>
    <style:style style:name="T52" style:family="text">
      <style:text-properties fo:letter-spacing="-0.0008in" style:text-scale="122%"/>
    </style:style>
    <style:style style:name="T53" style:family="text">
      <style:text-properties fo:letter-spacing="-0.0008in" style:text-scale="125%"/>
    </style:style>
    <style:style style:name="T54" style:family="text">
      <style:text-properties fo:letter-spacing="-0.0008in" style:text-scale="50%"/>
    </style:style>
    <style:style style:name="T55" style:family="text">
      <style:text-properties style:text-scale="136%"/>
    </style:style>
    <style:style style:name="T56" style:family="text">
      <style:text-properties fo:letter-spacing="-0.0008in" style:text-scale="154%"/>
    </style:style>
    <style:style style:name="T57" style:family="text">
      <style:text-properties fo:letter-spacing="-0.0008in" style:text-scale="111%"/>
    </style:style>
    <style:style style:name="T58" style:family="text">
      <style:text-properties fo:letter-spacing="-0.0008in" style:text-scale="107%"/>
    </style:style>
    <style:style style:name="T59" style:family="text">
      <style:text-properties fo:letter-spacing="-0.0008in" style:text-scale="139%"/>
    </style:style>
    <style:style style:name="T60" style:family="text">
      <style:text-properties fo:letter-spacing="-0.0008in" style:text-scale="142%"/>
    </style:style>
    <style:style style:name="T61" style:family="text">
      <style:text-properties fo:letter-spacing="-0.0008in" style:text-scale="78%"/>
    </style:style>
    <style:style style:name="T62" style:family="text">
      <style:text-properties fo:letter-spacing="-0.0008in" style:text-scale="198%"/>
    </style:style>
    <style:style style:name="T63" style:family="text">
      <style:text-properties fo:letter-spacing="-0.0008in" style:text-scale="152%"/>
    </style:style>
    <style:style style:name="T64" style:family="text">
      <style:text-properties fo:letter-spacing="-0.0008in" style:text-scale="99%"/>
    </style:style>
    <style:style style:name="T65" style:family="text">
      <style:text-properties style:text-scale="114%"/>
    </style:style>
    <style:style style:name="T66" style:family="text">
      <style:text-properties style:text-scale="124%"/>
    </style:style>
    <style:style style:name="T67" style:family="text">
      <style:text-properties style:text-scale="120%"/>
    </style:style>
    <style:style style:name="T68" style:family="text">
      <style:text-properties fo:letter-spacing="0.028in" style:text-scale="120%"/>
    </style:style>
    <style:style style:name="T69" style:family="text">
      <style:text-properties style:text-scale="154%"/>
    </style:style>
    <style:style style:name="T70" style:family="text">
      <style:text-properties fo:letter-spacing="-0.0008in" style:text-scale="118%"/>
    </style:style>
    <style:style style:name="T71" style:family="text">
      <style:text-properties fo:letter-spacing="-0.0008in" style:text-scale="94%"/>
    </style:style>
    <style:style style:name="T72" style:family="text">
      <style:text-properties fo:letter-spacing="-0.0008in" style:text-scale="115%"/>
    </style:style>
    <style:style style:name="T73" style:family="text">
      <style:text-properties fo:letter-spacing="-0.0008in" style:text-scale="214%"/>
    </style:style>
    <style:style style:name="T74" style:family="text">
      <style:text-properties fo:letter-spacing="-0.0008in" style:text-scale="93%"/>
    </style:style>
    <style:style style:name="T75" style:family="text">
      <style:text-properties style:text-scale="98%"/>
    </style:style>
    <style:style style:name="T76" style:family="text">
      <style:text-properties fo:letter-spacing="0.0189in" style:text-scale="119%"/>
    </style:style>
    <style:style style:name="T77" style:family="text">
      <style:text-properties fo:letter-spacing="-0.0008in" style:text-scale="102%"/>
    </style:style>
    <style:style style:name="T78" style:family="text">
      <style:text-properties fo:letter-spacing="-0.0008in" style:text-scale="151%"/>
    </style:style>
    <style:style style:name="T79" style:family="text">
      <style:text-properties fo:letter-spacing="-0.0008in" style:text-scale="140%"/>
    </style:style>
    <style:style style:name="T80" style:family="text">
      <style:text-properties fo:letter-spacing="-0.0008in" style:text-scale="110%"/>
    </style:style>
    <style:style style:name="T81" style:family="text">
      <style:text-properties fo:letter-spacing="-0.0008in" style:text-scale="143%"/>
    </style:style>
    <style:style style:name="T82" style:family="text">
      <style:text-properties fo:letter-spacing="-0.0008in" style:text-scale="112%"/>
    </style:style>
    <style:style style:name="T83" style:family="text">
      <style:text-properties fo:letter-spacing="-0.0008in" style:text-scale="196%"/>
    </style:style>
    <style:style style:name="T84" style:family="text">
      <style:text-properties style:text-scale="151%"/>
    </style:style>
    <style:style style:name="T85" style:family="text">
      <style:text-properties style:text-scale="119%"/>
    </style:style>
    <style:style style:name="T86" style:family="text">
      <style:text-properties style:text-scale="125%"/>
    </style:style>
    <style:style style:name="T87" style:family="text">
      <style:text-properties fo:letter-spacing="-0.0008in" style:text-scale="123%"/>
    </style:style>
    <style:style style:name="T88" style:family="text">
      <style:text-properties fo:letter-spacing="-0.0008in" style:text-scale="120%"/>
    </style:style>
    <style:style style:name="T89" style:family="text">
      <style:text-properties fo:letter-spacing="-0.0008in" style:text-scale="219%"/>
    </style:style>
    <style:style style:name="T90" style:family="text">
      <style:text-properties fo:letter-spacing="0.028in" style:text-scale="124%"/>
    </style:style>
    <style:style style:name="T91" style:family="text">
      <style:text-properties fo:letter-spacing="-0.0008in" style:text-scale="153%"/>
    </style:style>
    <style:style style:name="T92" style:family="text">
      <style:text-properties fo:letter-spacing="-0.0008in" style:text-scale="113%"/>
    </style:style>
    <style:style style:name="T93" style:family="text">
      <style:text-properties style:text-scale="153%"/>
    </style:style>
    <style:style style:name="T94" style:family="text">
      <style:text-properties fo:letter-spacing="-0.0008in" style:text-scale="124%"/>
    </style:style>
    <style:style style:name="T95" style:family="text">
      <style:text-properties fo:font-family="'Lucida Sans Unicode'" style:font-family-generic="swiss" style:font-pitch="variable" fo:font-size="11pt" style:font-size-asian="11pt"/>
    </style:style>
    <style:style style:name="T96" style:family="text">
      <style:text-properties fo:letter-spacing="-0.0035in"/>
    </style:style>
    <style:style style:name="T97" style:family="text">
      <style:text-properties fo:letter-spacing="-0.0016in" style:text-scale="105%"/>
    </style:style>
    <style:style style:name="T98" style:family="text">
      <style:text-properties fo:letter-spacing="-0.0016in"/>
    </style:style>
    <style:style style:name="T99" style:family="text">
      <style:text-properties fo:letter-spacing="-0.0028in"/>
    </style:style>
    <style:style style:name="T100" style:family="text">
      <style:text-properties style:text-scale="95%"/>
    </style:style>
    <style:style style:name="T101" style:family="text">
      <style:text-properties fo:letter-spacing="-0.0028in" style:text-scale="95%"/>
    </style:style>
    <style:style style:name="T102" style:family="text">
      <style:text-properties fo:letter-spacing="-0.0071in"/>
    </style:style>
    <style:style style:name="T103" style:family="text">
      <style:text-properties fo:letter-spacing="0.0102in"/>
    </style:style>
    <style:style style:name="T104" style:family="text">
      <style:text-properties fo:letter-spacing="0.0043in"/>
    </style:style>
    <style:style style:name="T105" style:family="text">
      <style:text-properties fo:letter-spacing="0.0016in"/>
    </style:style>
    <style:style style:name="T106" style:family="text">
      <style:text-properties fo:letter-spacing="-0.0028in" style:text-scale="110%"/>
    </style:style>
    <style:style style:name="T107" style:family="text">
      <style:text-properties fo:letter-spacing="-0.0028in" style:text-scale="105%"/>
    </style:style>
    <style:style style:name="T108" style:family="text">
      <style:text-properties fo:letter-spacing="-0.0098in"/>
    </style:style>
    <style:style style:name="T109" style:family="text">
      <style:text-properties fo:letter-spacing="-0.0091in"/>
    </style:style>
    <style:style style:name="T110" style:family="text">
      <style:text-properties fo:letter-spacing="0.0035in"/>
    </style:style>
    <style:style style:name="T111" style:family="text">
      <style:text-properties fo:letter-spacing="0.011in"/>
    </style:style>
    <style:style style:name="T112" style:family="text">
      <style:text-properties fo:letter-spacing="0.0055in" style:text-scale="105%"/>
    </style:style>
    <style:style style:name="T113" style:family="text">
      <style:text-properties fo:letter-spacing="-0.0055in"/>
    </style:style>
    <style:style style:name="T114" style:family="text">
      <style:text-properties fo:letter-spacing="-0.0047in"/>
    </style:style>
    <style:style style:name="T115" style:family="text">
      <style:text-properties fo:letter-spacing="-0.0016in" style:text-scale="120%"/>
    </style:style>
    <style:style style:name="T116" style:family="text">
      <style:text-properties fo:letter-spacing="0.0071in" style:text-scale="120%"/>
    </style:style>
    <style:style style:name="T117" style:family="text">
      <style:text-properties fo:letter-spacing="0.0047in" style:text-scale="125%"/>
    </style:style>
    <style:style style:name="T118" style:family="text">
      <style:text-properties fo:letter-spacing="-0.0016in" style:text-scale="125%"/>
    </style:style>
    <style:style style:name="T119" style:family="text">
      <style:text-properties fo:letter-spacing="0.0043in" style:text-scale="125%"/>
    </style:style>
    <style:style style:name="T120" style:family="text">
      <style:text-properties fo:letter-spacing="-0.002in" style:text-scale="212%"/>
    </style:style>
    <style:style style:name="T121" style:family="text">
      <style:text-properties fo:letter-spacing="-0.002in" style:text-scale="96%"/>
    </style:style>
    <style:style style:name="T122" style:family="text">
      <style:text-properties fo:letter-spacing="-0.002in" style:text-scale="105%"/>
    </style:style>
    <style:style style:name="T123" style:family="text">
      <style:text-properties fo:letter-spacing="-0.002in" style:text-scale="113%"/>
    </style:style>
    <style:style style:name="T124" style:family="text">
      <style:text-properties fo:letter-spacing="-0.002in" style:text-scale="91%"/>
    </style:style>
    <style:style style:name="T125" style:family="text">
      <style:text-properties fo:letter-spacing="0.0075in" style:text-scale="119%"/>
    </style:style>
    <style:style style:name="T126" style:family="text">
      <style:text-properties fo:letter-spacing="-0.002in" style:text-scale="110%"/>
    </style:style>
    <style:style style:name="T127" style:family="text">
      <style:text-properties fo:letter-spacing="-0.002in" style:text-scale="106%"/>
    </style:style>
    <style:style style:name="T128" style:family="text">
      <style:text-properties fo:letter-spacing="-0.002in" style:text-scale="213%"/>
    </style:style>
    <style:style style:name="T129" style:family="text">
      <style:text-properties fo:letter-spacing="-0.002in" style:text-scale="88%"/>
    </style:style>
    <style:style style:name="T130" style:family="text">
      <style:text-properties fo:letter-spacing="-0.0016in" style:text-scale="108%"/>
    </style:style>
    <style:style style:name="T131" style:family="text">
      <style:text-properties fo:letter-spacing="-0.0028in" style:text-scale="120%"/>
    </style:style>
    <style:style style:name="T132" style:family="text">
      <style:text-properties style:text-scale="110%"/>
    </style:style>
    <style:style style:name="T133" style:family="text">
      <style:text-properties fo:letter-spacing="0.0181in" style:text-scale="110%"/>
    </style:style>
    <style:style style:name="T134" style:family="text">
      <style:text-properties fo:letter-spacing="0.0189in" style:text-scale="110%"/>
    </style:style>
    <style:style style:name="T135" style:family="text">
      <style:text-properties fo:letter-spacing="-0.0008in" style:text-scale="88%"/>
    </style:style>
    <style:style style:name="T136" style:family="text">
      <style:text-properties fo:letter-spacing="-0.0008in" style:text-scale="89%"/>
    </style:style>
    <style:style style:name="T137" style:family="text">
      <style:text-properties fo:letter-spacing="-0.0008in" style:text-scale="205%"/>
    </style:style>
    <style:style style:name="T138" style:family="text">
      <style:text-properties style:text-scale="106%"/>
    </style:style>
    <style:style style:name="T139" style:family="text">
      <style:text-properties fo:letter-spacing="0.011in" style:text-scale="125%"/>
    </style:style>
    <style:style style:name="T140" style:family="text">
      <style:text-properties fo:letter-spacing="-0.0071in" style:text-scale="125%"/>
    </style:style>
    <style:style style:name="T141" style:family="text">
      <style:text-properties fo:letter-spacing="0.0063in" style:text-scale="120%"/>
    </style:style>
    <style:style style:name="T142" style:family="text">
      <style:text-properties fo:letter-spacing="-0.0008in" style:text-scale="80%"/>
    </style:style>
    <style:style style:name="T143" style:family="text">
      <style:text-properties fo:letter-spacing="-0.0008in" style:text-scale="197%"/>
    </style:style>
    <style:style style:name="T144" style:family="text">
      <style:text-properties fo:letter-spacing="-0.0008in" style:text-scale="76%"/>
    </style:style>
    <style:style style:name="T145" style:family="text">
      <style:text-properties fo:letter-spacing="-0.0008in" style:text-scale="147%"/>
    </style:style>
    <style:style style:name="T146" style:family="text">
      <style:text-properties fo:letter-spacing="-0.0008in" style:text-scale="136%"/>
    </style:style>
    <style:style style:name="T147" style:family="text">
      <style:text-properties fo:letter-spacing="-0.0008in" style:text-scale="106%"/>
    </style:style>
    <style:style style:name="T148" style:family="text">
      <style:text-properties fo:letter-spacing="-0.0008in" style:text-scale="192%"/>
    </style:style>
    <style:style style:name="T149" style:family="text">
      <style:text-properties style:text-scale="147%"/>
    </style:style>
    <style:style style:name="T150" style:family="text">
      <style:text-properties fo:letter-spacing="-0.0008in" style:text-scale="209%"/>
    </style:style>
    <style:style style:name="T151" style:family="text">
      <style:text-properties style:text-scale="93%"/>
    </style:style>
    <style:style style:name="T152" style:family="text">
      <style:text-properties fo:letter-spacing="0.028in" style:text-scale="114%"/>
    </style:style>
    <style:style style:name="T153" style:family="text">
      <style:text-properties fo:letter-spacing="-0.0008in" style:text-scale="146%"/>
    </style:style>
    <style:style style:name="T154" style:family="text">
      <style:text-properties fo:letter-spacing="-0.0008in" style:text-scale="135%"/>
    </style:style>
    <style:style style:name="T155" style:family="text">
      <style:text-properties fo:letter-spacing="-0.0008in" style:text-scale="138%"/>
    </style:style>
    <style:style style:name="T156" style:family="text">
      <style:text-properties fo:letter-spacing="-0.0008in" style:text-scale="191%"/>
    </style:style>
    <style:style style:name="T157" style:family="text">
      <style:text-properties style:text-scale="146%"/>
    </style:style>
    <style:style style:name="T158" style:family="text">
      <style:text-properties fo:letter-spacing="0.0555in" style:text-scale="115%"/>
    </style:style>
    <style:style style:name="T159" style:family="text">
      <style:text-properties fo:letter-spacing="0.0555in" style:text-scale="125%"/>
    </style:style>
    <style:style style:name="T160" style:family="text">
      <style:text-properties fo:letter-spacing="0.0008in"/>
    </style:style>
    <style:style style:name="T161" style:family="text">
      <style:text-properties fo:font-size="13.5pt" style:font-size-asian="13.5pt"/>
    </style:style>
    <style:style style:name="T162" style:family="text">
      <style:text-properties style:text-scale="105%"/>
    </style:style>
    <style:style style:name="T163" style:family="text">
      <style:text-properties fo:letter-spacing="-0.0165in" style:text-scale="105%"/>
    </style:style>
    <style:style style:name="T164" style:family="text">
      <style:text-properties fo:letter-spacing="-0.0035in" style:text-scale="105%"/>
    </style:style>
    <style:style style:name="T165" style:family="text">
      <style:text-properties style:font-name="Times New Roman" fo:font-size="12pt" style:font-size-asian="12pt"/>
    </style:style>
    <style:style style:name="T166" style:family="text">
      <style:text-properties fo:letter-spacing="0.0138in" style:text-scale="110%"/>
    </style:style>
    <style:style style:name="T167" style:family="text">
      <style:text-properties fo:letter-spacing="-0.002in" style:text-scale="196%"/>
    </style:style>
    <style:style style:name="T168" style:family="text">
      <style:text-properties fo:letter-spacing="-0.002in" style:text-scale="80%"/>
    </style:style>
    <style:style style:name="T169" style:family="text">
      <style:text-properties fo:letter-spacing="-0.002in" style:text-scale="84%"/>
    </style:style>
    <style:style style:name="T170" style:family="text">
      <style:text-properties fo:letter-spacing="-0.002in" style:text-scale="97%"/>
    </style:style>
    <style:style style:name="T171" style:family="text">
      <style:text-properties fo:letter-spacing="-0.0016in" style:text-scale="93%"/>
    </style:style>
    <style:style style:name="T172" style:family="text">
      <style:text-properties fo:letter-spacing="0.0008in" style:text-scale="120%"/>
    </style:style>
    <style:style style:name="T173" style:family="text">
      <style:text-properties fo:letter-spacing="0.0016in" style:text-scale="120%"/>
    </style:style>
    <style:style style:name="T174" style:family="text">
      <style:text-properties fo:letter-spacing="0.0028in" style:text-scale="120%"/>
    </style:style>
    <style:style style:name="T175" style:family="text">
      <style:text-properties fo:letter-spacing="-0.0008in" style:text-scale="206%"/>
    </style:style>
    <style:style style:name="T176" style:family="text">
      <style:text-properties fo:letter-spacing="0.0098in" style:text-scale="120%"/>
    </style:style>
    <style:style style:name="T177" style:family="text">
      <style:text-properties fo:letter-spacing="-0.0016in" style:text-scale="135%"/>
    </style:style>
    <style:style style:name="T178" style:family="text">
      <style:text-properties fo:letter-spacing="0.028in"/>
    </style:style>
    <style:style style:name="T179" style:family="text">
      <style:text-properties fo:letter-spacing="-0.0008in" style:text-scale="201%"/>
    </style:style>
    <style:style style:name="T180" style:family="text">
      <style:text-properties fo:letter-spacing="-0.0008in" style:text-scale="85%"/>
    </style:style>
    <style:style style:name="T181" style:family="text">
      <style:text-properties officeooo:rsid="00246988"/>
    </style:style>
    <style:style style:name="gr1" style:family="graphic">
      <style:graphic-properties loext:decorative="false" fo:margin-left="0.1252in" fo:margin-right="0.1252in" fo:margin-top="0in" fo:margin-bottom="0in"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graphic-properties draw:stroke="none" svg:stroke-width="0in" draw:fill="solid" draw:fill-color="#bfbfbf" draw:textarea-horizontal-align="center" draw:textarea-vertical-align="top" draw:auto-grow-height="false" fo:wrap-option="wrap" loext:decorative="false" style:run-through="background"/>
    </style:style>
    <style:style style:name="gr3" style:family="graphic">
      <style:graphic-properties draw:stroke="none" svg:stroke-width="0in" draw:fill="solid" draw:fill-color="#7f7f7f" draw:textarea-horizontal-align="center" draw:textarea-vertical-align="top" draw:auto-grow-height="false" fo:wrap-option="wrap"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sic flow for library application</text:p>
      <text:p text:style-name="P2"/>
      <text:p text:style-name="P3">After the user completes the registration process he/the system will build a small persistent directory for the application to use. </text:p>
      <text:p text:style-name="P3">The directory/folder will hold:</text:p>
      <text:p text:style-name="P2">the library database</text:p>
      <text:p text:style-name="P2">ebooks which have been downloaded over time</text:p>
      <text:p text:style-name="P2">usage metrics accumulated</text:p>
      <text:p text:style-name="P2">other files TBD</text:p>
      <text:p text:style-name="P2"/>
      <text:p text:style-name="P4">The database will be SQLite </text:p>
      <text:p text:style-name="P5"/>
      <text:p text:style-name="P6">OurLibrary Schema</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 loext:marker-style-name="T1"><text:span text:style-name="T2">Name</text:span></text:p>
          </table:table-cell>
          <table:table-cell table:style-name="Table1.A1" office:value-type="string">
            <text:p text:style-name="P8" loext:marker-style-name="T1"><text:span text:style-name="T3">Type</text:span></text:p>
          </table:table-cell>
          <table:table-cell table:style-name="Table1.C1" office:value-type="string">
            <text:p text:style-name="P9" loext:marker-style-name="T1"><text:span text:style-name="T4">Schema</text:span></text:p>
          </table:table-cell>
        </table:table-row>
        <table:table-row table:style-name="Table1.2">
          <table:table-cell table:style-name="Table1.A2" office:value-type="string">
            <text:p text:style-name="P10" loext:marker-style-name="T5"><text:span text:style-name="T6">books</text:span></text:p>
          </table:table-cell>
          <table:table-cell table:style-name="Table1.B2" office:value-type="string">
            <text:p text:style-name="P11" loext:marker-style-name="T7"/>
          </table:table-cell>
          <table:table-cell table:style-name="Table1.C2" office:value-type="string">
            <text:p text:style-name="P12" loext:marker-style-name="T8"><text:span text:style-name="T9">CREATE</text:span><text:span text:style-name="T10"> </text:span><text:span text:style-name="T9">TABLE</text:span><text:span text:style-name="T11"> </text:span><text:span text:style-name="T9">books</text:span><text:span text:style-name="T10"> </text:span><text:span text:style-name="T9">(</text:span><text:span text:style-name="T11"> </text:span><text:span text:style-name="T9">id</text:span><text:span text:style-name="T10"> </text:span><text:span text:style-name="T12">I</text:span><text:span text:style-name="T13">N</text:span><text:span text:style-name="T14">T</text:span><text:span text:style-name="T15">E</text:span><text:span text:style-name="T16">G</text:span><text:span text:style-name="T15">E</text:span>R<text:span text:style-name="T17"> </text:span><text:span text:style-name="T18">P</text:span><text:span text:style-name="T19">R</text:span><text:span text:style-name="T20">I</text:span><text:span text:style-name="T21">M</text:span><text:span text:style-name="T14">A</text:span><text:span text:style-name="T19">R</text:span><text:span text:style-name="T22">Y</text:span><text:span text:style-name="T11"> </text:span><text:span text:style-name="T23">KEY,</text:span></text:p>
            <text:p text:style-name="P13" loext:marker-style-name="T8"><text:span text:style-name="T24">title </text:span><text:span text:style-name="T9">TEXT</text:span><text:span text:style-name="T25"> </text:span><text:span text:style-name="T9">NOT</text:span><text:span text:style-name="T25"> </text:span><text:span text:style-name="T9">NULL,</text:span><text:span text:style-name="T25"> </text:span><text:span text:style-name="T9">category_id</text:span><text:span text:style-name="T25"> </text:span><text:span text:style-name="T26">I</text:span><text:span text:style-name="T16">N</text:span><text:span text:style-name="T27">T</text:span><text:span text:style-name="T28">E</text:span><text:span text:style-name="T29">G</text:span><text:span text:style-name="T28">E</text:span><text:span text:style-name="T27">R</text:span><text:span text:style-name="T30">,</text:span><text:span text:style-name="T31"> </text:span><text:span text:style-name="T9">subject_id</text:span><text:span text:style-name="T25"> </text:span><text:span text:style-name="T26">I</text:span><text:span text:style-name="T16">N</text:span><text:span text:style-name="T27">T</text:span><text:span text:style-name="T28">E</text:span><text:span text:style-name="T29">G</text:span><text:span text:style-name="T28">E</text:span><text:span text:style-name="T27">R</text:span><text:span text:style-name="T30">,</text:span><text:span text:style-name="T25"> </text:span><text:span text:style-name="T9">author</text:span><text:span text:style-name="T25"> </text:span><text:span text:style-name="T9">TEXT,</text:span><text:span text:style-name="T25"> </text:span><text:span text:style-name="T9">FilePath</text:span><text:span text:style-name="T25"> </text:span><text:span text:style-name="T9">TEXT, </text:span><text:span text:style-name="T32">T</text:span><text:span text:style-name="T33">hu</text:span><text:span text:style-name="T34">m</text:span><text:span text:style-name="T35">b</text:span><text:span text:style-name="T33">n</text:span><text:span text:style-name="T28">a</text:span><text:span text:style-name="T36">i</text:span><text:span text:style-name="T37">l</text:span><text:span text:style-name="T38">I</text:span><text:span text:style-name="T34">m</text:span><text:span text:style-name="T28">a</text:span><text:span text:style-name="T15">g</text:span><text:span text:style-name="T39">e</text:span><text:span text:style-name="T25"> </text:span><text:span text:style-name="T9">BLOB,</text:span><text:span text:style-name="T24"> -- </text:span><text:span text:style-name="T9">New</text:span><text:span text:style-name="T24"> field </text:span><text:span text:style-name="T9">for</text:span><text:span text:style-name="T25"> </text:span><text:span text:style-name="T9">embedded </text:span><text:span text:style-name="T40">i</text:span><text:span text:style-name="T41">m</text:span><text:span text:style-name="T42">a</text:span><text:span text:style-name="T43">g</text:span>e<text:span text:style-name="T25"> </text:span><text:span text:style-name="T9">last_opened</text:span><text:span text:style-name="T25"> </text:span><text:span text:style-name="T9">TEXT,</text:span><text:span text:style-name="T25"> </text:span><text:span text:style-name="T9">LastOpened</text:span><text:span text:style-name="T25"> </text:span><text:span text:style-name="T9">TEXT,</text:span><text:span text:style-name="T25"> </text:span><text:span text:style-name="T44">R</text:span><text:span text:style-name="T27">a</text:span><text:span text:style-name="T45">t</text:span><text:span text:style-name="T46">i</text:span><text:span text:style-name="T47">n</text:span>g<text:span text:style-name="T31"> </text:span><text:span text:style-name="T12">I</text:span><text:span text:style-name="T13">N</text:span><text:span text:style-name="T14">T</text:span><text:span text:style-name="T15">E</text:span><text:span text:style-name="T16">G</text:span><text:span text:style-name="T15">E</text:span>R<text:span text:style-name="T48"> </text:span><text:span text:style-name="T9">DEFAULT</text:span><text:span text:style-name="T48"> </text:span><text:span text:style-name="T9">0,</text:span><text:span text:style-name="T48"> </text:span><text:span text:style-name="T9">Notes</text:span><text:span text:style-name="T48"> </text:span><text:span text:style-name="T9">TEXT,</text:span><text:span text:style-name="T24"> FileSize </text:span><text:span text:style-name="T26">I</text:span><text:span text:style-name="T16">N</text:span><text:span text:style-name="T27">T</text:span><text:span text:style-name="T28">E</text:span><text:span text:style-name="T29">G</text:span><text:span text:style-name="T28">E</text:span><text:span text:style-name="T27">R</text:span><text:span text:style-name="T30">,</text:span></text:p>
            <text:p text:style-name="P14" loext:marker-style-name="T8"><text:span text:style-name="T9">PageCount</text:span><text:span text:style-name="T49"> </text:span><text:span text:style-name="T26">I</text:span><text:span text:style-name="T16">N</text:span><text:span text:style-name="T27">T</text:span><text:span text:style-name="T28">E</text:span><text:span text:style-name="T29">G</text:span><text:span text:style-name="T28">E</text:span><text:span text:style-name="T27">R</text:span><text:span text:style-name="T30">,</text:span><text:span text:style-name="T49"> </text:span><text:span text:style-name="T9">CreatedBy</text:span><text:span text:style-name="T49"> </text:span><text:span text:style-name="T9">TEXT</text:span><text:span text:style-name="T49"> </text:span><text:span text:style-name="T9">DEFAULT </text:span><text:span text:style-name="T50">'</text:span><text:span text:style-name="T14">S</text:span><text:span text:style-name="T51">y</text:span><text:span text:style-name="T52">s</text:span><text:span text:style-name="T53">t</text:span><text:span text:style-name="T16">e</text:span><text:span text:style-name="T54">m</text:span><text:span text:style-name="T50">'</text:span><text:span text:style-name="T55">,</text:span><text:span text:style-name="T56"> </text:span><text:span text:style-name="T57">L</text:span><text:span text:style-name="T58">a</text:span><text:span text:style-name="T59">s</text:span><text:span text:style-name="T60">t</text:span><text:span text:style-name="T61">M</text:span><text:span text:style-name="T42">o</text:span><text:span text:style-name="T14">d</text:span><text:span text:style-name="T62">i</text:span><text:span text:style-name="T63">f</text:span><text:span text:style-name="T62">i</text:span><text:span text:style-name="T28">e</text:span><text:span text:style-name="T14">d</text:span><text:span text:style-name="T64">B</text:span><text:span text:style-name="T65">y</text:span><text:span text:style-name="T66"> </text:span><text:span text:style-name="T67">TEXT</text:span><text:span text:style-name="T68"> </text:span><text:span text:style-name="T67">DEFAULT</text:span><text:span text:style-name="T69"> </text:span><text:span text:style-name="T50">'</text:span><text:span text:style-name="T14">S</text:span><text:span text:style-name="T51">y</text:span><text:span text:style-name="T52">s</text:span><text:span text:style-name="T53">t</text:span><text:span text:style-name="T16">e</text:span><text:span text:style-name="T54">m</text:span><text:span text:style-name="T50">'</text:span><text:span text:style-name="T55">,</text:span><text:span text:style-name="T56"> </text:span><text:span text:style-name="T70">F</text:span><text:span text:style-name="T71">O</text:span><text:span text:style-name="T58">R</text:span><text:span text:style-name="T72">E</text:span><text:span text:style-name="T73">I</text:span><text:span text:style-name="T74">G</text:span><text:span text:style-name="T75">N</text:span><text:span text:style-name="T76"> </text:span><text:span text:style-name="T27">K</text:span><text:span text:style-name="T77">E</text:span><text:span text:style-name="T35">Y</text:span><text:span text:style-name="T78">(</text:span><text:span text:style-name="T57">c</text:span><text:span text:style-name="T18">a</text:span><text:span text:style-name="T79">t</text:span><text:span text:style-name="T19">e</text:span><text:span text:style-name="T80">g</text:span><text:span text:style-name="T77">o</text:span><text:span text:style-name="T81">r</text:span><text:span text:style-name="T82">y</text:span><text:span text:style-name="T18">_</text:span><text:span text:style-name="T83">i</text:span><text:span text:style-name="T33">d</text:span><text:span text:style-name="T84">)</text:span><text:span text:style-name="T76"> </text:span><text:span text:style-name="T85">REFERENCES </text:span><text:span text:style-name="T86">categories(id), </text:span><text:span text:style-name="T87">F</text:span><text:span text:style-name="T64">O</text:span><text:span text:style-name="T82">R</text:span><text:span text:style-name="T88">E</text:span><text:span text:style-name="T89">I</text:span><text:span text:style-name="T33">G</text:span><text:span text:style-name="T22">N</text:span><text:span text:style-name="T90"> </text:span><text:span text:style-name="T51">K</text:span><text:span text:style-name="T42">E</text:span><text:span text:style-name="T33">Y</text:span><text:span text:style-name="T91">(</text:span><text:span text:style-name="T59">s</text:span><text:span text:style-name="T77">u</text:span><text:span text:style-name="T14">b</text:span><text:span text:style-name="T56">j</text:span><text:span text:style-name="T28">e</text:span><text:span text:style-name="T92">c</text:span><text:span text:style-name="T60">t</text:span><text:span text:style-name="T58">_</text:span><text:span text:style-name="T62">i</text:span><text:span text:style-name="T14">d</text:span><text:span text:style-name="T93">)</text:span><text:span text:style-name="T94"> </text:span><text:span text:style-name="T67">REFERENCES</text:span><text:span text:style-name="T86"> subjects(id) )</text:span></text:p>
          </table:table-cell>
        </table:table-row>
        <table:table-row table:style-name="Table1.1">
          <table:table-cell table:style-name="Table1.A3" office:value-type="string">
            <text:p text:style-name="P15" loext:marker-style-name="T95"><text:span text:style-name="T96">id</text:span></text:p>
          </table:table-cell>
          <table:table-cell table:style-name="Table1.B3" office:value-type="string">
            <text:p text:style-name="P15" loext:marker-style-name="T95"><text:span text:style-name="T97">INTEGER</text:span></text:p>
          </table:table-cell>
          <table:table-cell table:style-name="Table1.C3" office:value-type="string">
            <text:p text:style-name="P15" loext:marker-style-name="T95">"id"<text:span text:style-name="T96"> </text:span><text:span text:style-name="T97">INTEGER</text:span></text:p>
          </table:table-cell>
        </table:table-row>
        <table:table-row table:style-name="Table1.1">
          <table:table-cell table:style-name="Table1.A4" office:value-type="string">
            <text:p text:style-name="P15" loext:marker-style-name="T95"><text:span text:style-name="T98">title</text:span></text:p>
          </table:table-cell>
          <table:table-cell table:style-name="Table1.B4" office:value-type="string">
            <text:p text:style-name="P15" loext:marker-style-name="T95"><text:span text:style-name="T99">TEXT</text:span></text:p>
          </table:table-cell>
          <table:table-cell table:style-name="Table1.C4" office:value-type="string">
            <text:p text:style-name="P15" loext:marker-style-name="T95"><text:span text:style-name="T100">"title"</text:span><text:span text:style-name="T98"> </text:span><text:span text:style-name="T100">TEXT</text:span><text:span text:style-name="T98"> </text:span><text:span text:style-name="T100">NOT</text:span><text:span text:style-name="T98"> </text:span><text:span text:style-name="T101">NULL</text:span></text:p>
          </table:table-cell>
        </table:table-row>
        <table:table-row table:style-name="Table1.1">
          <table:table-cell table:style-name="Table1.A5" office:value-type="string">
            <text:p text:style-name="P15" loext:marker-style-name="T95"><text:span text:style-name="T98">category_id</text:span></text:p>
          </table:table-cell>
          <table:table-cell table:style-name="Table1.B5" office:value-type="string">
            <text:p text:style-name="P15" loext:marker-style-name="T95"><text:span text:style-name="T97">INTEGER</text:span></text:p>
          </table:table-cell>
          <table:table-cell table:style-name="Table1.C5" office:value-type="string">
            <text:p text:style-name="P15" loext:marker-style-name="T95"><text:span text:style-name="T98">"category_id"</text:span><text:span text:style-name="T102"> </text:span><text:span text:style-name="T98">INTEGER</text:span></text:p>
          </table:table-cell>
        </table:table-row>
        <table:table-row table:style-name="Table1.1">
          <table:table-cell table:style-name="Table1.A6" office:value-type="string">
            <text:p text:style-name="P15" loext:marker-style-name="T95"><text:span text:style-name="T98">subject_id</text:span></text:p>
          </table:table-cell>
          <table:table-cell table:style-name="Table1.B6" office:value-type="string">
            <text:p text:style-name="P15" loext:marker-style-name="T95"><text:span text:style-name="T97">INTEGER</text:span></text:p>
          </table:table-cell>
          <table:table-cell table:style-name="Table1.C6" office:value-type="string">
            <text:p text:style-name="P15" loext:marker-style-name="T95"><text:span text:style-name="T100">"subject_id"</text:span><text:span text:style-name="T103"> </text:span><text:span text:style-name="T98">INTEGER</text:span></text:p>
          </table:table-cell>
        </table:table-row>
        <table:table-row table:style-name="Table1.1">
          <table:table-cell table:style-name="Table1.A7" office:value-type="string">
            <text:p text:style-name="P15" loext:marker-style-name="T95"><text:span text:style-name="T98">author</text:span></text:p>
          </table:table-cell>
          <table:table-cell table:style-name="Table1.B7" office:value-type="string">
            <text:p text:style-name="P15" loext:marker-style-name="T95"><text:span text:style-name="T99">TEXT</text:span></text:p>
          </table:table-cell>
          <table:table-cell table:style-name="Table1.C7" office:value-type="string">
            <text:p text:style-name="P15" loext:marker-style-name="T95">"author"<text:span text:style-name="T104"> </text:span><text:span text:style-name="T99">TEXT</text:span></text:p>
          </table:table-cell>
        </table:table-row>
        <table:table-row table:style-name="Table1.1">
          <table:table-cell table:style-name="Table1.A8" office:value-type="string">
            <text:p text:style-name="P15" loext:marker-style-name="T95"><text:span text:style-name="T98">FilePath</text:span></text:p>
          </table:table-cell>
          <table:table-cell table:style-name="Table1.B8" office:value-type="string">
            <text:p text:style-name="P15" loext:marker-style-name="T95"><text:span text:style-name="T99">TEXT</text:span></text:p>
          </table:table-cell>
          <table:table-cell table:style-name="Table1.C8" office:value-type="string">
            <text:p text:style-name="P15" loext:marker-style-name="T95">"FilePath"<text:span text:style-name="T105"> </text:span><text:span text:style-name="T99">TEXT</text:span></text:p>
          </table:table-cell>
        </table:table-row>
        <table:table-row table:style-name="Table1.1">
          <table:table-cell table:style-name="Table1.A9" office:value-type="string">
            <text:p text:style-name="P15" loext:marker-style-name="T95"><text:span text:style-name="T98">ThumbnailImage</text:span></text:p>
          </table:table-cell>
          <table:table-cell table:style-name="Table1.B9" office:value-type="string">
            <text:p text:style-name="P15" loext:marker-style-name="T95"><text:span text:style-name="T106">BLOB</text:span></text:p>
          </table:table-cell>
          <table:table-cell table:style-name="Table1.C9" office:value-type="string">
            <text:p text:style-name="P15" loext:marker-style-name="T95">"ThumbnailImage"<text:span text:style-name="T97"> </text:span><text:span text:style-name="T107">BLOB</text:span></text:p>
          </table:table-cell>
        </table:table-row>
        <table:table-row table:style-name="Table1.1">
          <table:table-cell table:style-name="Table1.A10" office:value-type="string">
            <text:p text:style-name="P15" loext:marker-style-name="T95"><text:span text:style-name="T98">last_opened</text:span></text:p>
          </table:table-cell>
          <table:table-cell table:style-name="Table1.B10" office:value-type="string">
            <text:p text:style-name="P15" loext:marker-style-name="T95"><text:span text:style-name="T99">TEXT</text:span></text:p>
          </table:table-cell>
          <table:table-cell table:style-name="Table1.C10" office:value-type="string">
            <text:p text:style-name="P15" loext:marker-style-name="T95"><text:span text:style-name="T98">"last_opened"</text:span><text:span text:style-name="T104"> </text:span><text:span text:style-name="T99">TEXT</text:span></text:p>
          </table:table-cell>
        </table:table-row>
        <table:table-row table:style-name="Table1.1">
          <table:table-cell table:style-name="Table1.A11" office:value-type="string">
            <text:p text:style-name="P15" loext:marker-style-name="T95"><text:span text:style-name="T98">LastOpened</text:span></text:p>
          </table:table-cell>
          <table:table-cell table:style-name="Table1.B11" office:value-type="string">
            <text:p text:style-name="P15" loext:marker-style-name="T95"><text:span text:style-name="T99">TEXT</text:span></text:p>
          </table:table-cell>
          <table:table-cell table:style-name="Table1.C11" office:value-type="string">
            <text:p text:style-name="P15" loext:marker-style-name="T95">"LastOpened"<text:span text:style-name="T105"> </text:span><text:span text:style-name="T99">TEXT</text:span></text:p>
          </table:table-cell>
        </table:table-row>
        <table:table-row table:style-name="Table1.1">
          <table:table-cell table:style-name="Table1.A12" office:value-type="string">
            <text:p text:style-name="P15" loext:marker-style-name="T95"><text:span text:style-name="T98">Rating</text:span></text:p>
          </table:table-cell>
          <table:table-cell table:style-name="Table1.B12" office:value-type="string">
            <text:p text:style-name="P15" loext:marker-style-name="T95"><text:span text:style-name="T97">INTEGER</text:span></text:p>
          </table:table-cell>
          <table:table-cell table:style-name="Table1.C12" office:value-type="string">
            <text:p text:style-name="P15" loext:marker-style-name="T95">"Rating"<text:span text:style-name="T108"> </text:span>INTEGER<text:span text:style-name="T109"> </text:span>DEFAULT<text:span text:style-name="T109"> </text:span><text:span text:style-name="T102">0</text:span></text:p>
          </table:table-cell>
        </table:table-row>
        <table:table-row table:style-name="Table1.1">
          <table:table-cell table:style-name="Table1.A13" office:value-type="string">
            <text:p text:style-name="P15" loext:marker-style-name="T95"><text:span text:style-name="T98">Notes</text:span></text:p>
          </table:table-cell>
          <table:table-cell table:style-name="Table1.B13" office:value-type="string">
            <text:p text:style-name="P15" loext:marker-style-name="T95"><text:span text:style-name="T99">TEXT</text:span></text:p>
          </table:table-cell>
          <table:table-cell table:style-name="Table1.C13" office:value-type="string">
            <text:p text:style-name="P15" loext:marker-style-name="T95">"Notes"<text:span text:style-name="T110"> </text:span><text:span text:style-name="T99">TEXT</text:span></text:p>
          </table:table-cell>
        </table:table-row>
        <table:table-row table:style-name="Table1.1">
          <table:table-cell table:style-name="Table1.A14" office:value-type="string">
            <text:p text:style-name="P15" loext:marker-style-name="T95"><text:span text:style-name="T98">FileSize</text:span></text:p>
          </table:table-cell>
          <table:table-cell table:style-name="Table1.B14" office:value-type="string">
            <text:p text:style-name="P15" loext:marker-style-name="T95"><text:span text:style-name="T97">INTEGER</text:span></text:p>
          </table:table-cell>
          <table:table-cell table:style-name="Table1.C14" office:value-type="string">
            <text:p text:style-name="P15" loext:marker-style-name="T95"><text:span text:style-name="T100">"FileSize"</text:span><text:span text:style-name="T111"> </text:span><text:span text:style-name="T98">INTEGER</text:span></text:p>
          </table:table-cell>
        </table:table-row>
        <table:table-row table:style-name="Table1.1">
          <table:table-cell table:style-name="Table1.A15" office:value-type="string">
            <text:p text:style-name="P15" loext:marker-style-name="T95"><text:span text:style-name="T98">PageCount</text:span></text:p>
          </table:table-cell>
          <table:table-cell table:style-name="Table1.B15" office:value-type="string">
            <text:p text:style-name="P15" loext:marker-style-name="T95"><text:span text:style-name="T97">INTEGER</text:span></text:p>
          </table:table-cell>
          <table:table-cell table:style-name="Table1.C15" office:value-type="string">
            <text:p text:style-name="P15" loext:marker-style-name="T95">"PageCount"<text:span text:style-name="T112"> </text:span><text:span text:style-name="T97">INTEGER</text:span></text:p>
          </table:table-cell>
        </table:table-row>
        <table:table-row table:style-name="Table1.1">
          <table:table-cell table:style-name="Table1.A16" office:value-type="string">
            <text:p text:style-name="P15" loext:marker-style-name="T95"><text:span text:style-name="T98">CreatedBy</text:span></text:p>
          </table:table-cell>
          <table:table-cell table:style-name="Table1.B16" office:value-type="string">
            <text:p text:style-name="P15" loext:marker-style-name="T95"><text:span text:style-name="T99">TEXT</text:span></text:p>
          </table:table-cell>
          <table:table-cell table:style-name="Table1.C16" office:value-type="string">
            <text:p text:style-name="P15" loext:marker-style-name="T95"><text:span text:style-name="T98">"CreatedBy"</text:span><text:span text:style-name="T113"> </text:span><text:span text:style-name="T98">TEXT</text:span><text:span text:style-name="T114"> </text:span><text:span text:style-name="T98">DEFAULT</text:span><text:span text:style-name="T114"> </text:span><text:span text:style-name="T98">'System'</text:span></text:p>
          </table:table-cell>
        </table:table-row>
        <table:table-row table:style-name="Table1.1">
          <table:table-cell table:style-name="Table1.A17" office:value-type="string">
            <text:p text:style-name="P15" loext:marker-style-name="T95"><text:span text:style-name="T98">LastModiﬁedBy</text:span></text:p>
          </table:table-cell>
          <table:table-cell table:style-name="Table1.B17" office:value-type="string">
            <text:p text:style-name="P15" loext:marker-style-name="T95"><text:span text:style-name="T99">TEXT</text:span></text:p>
          </table:table-cell>
          <table:table-cell table:style-name="Table1.C17" office:value-type="string">
            <text:p text:style-name="P15" loext:marker-style-name="T95"><text:span text:style-name="T98">"LastModiﬁedBy"</text:span><text:span text:style-name="T96"> </text:span><text:span text:style-name="T98">TEXT</text:span><text:span text:style-name="T96"> </text:span><text:span text:style-name="T98">DEFAULT</text:span><text:span text:style-name="T99"> </text:span><text:span text:style-name="T98">'System'</text:span></text:p>
          </table:table-cell>
        </table:table-row>
        <table:table-row table:style-name="Table1.18">
          <table:table-cell table:style-name="Table1.A18" office:value-type="string">
            <text:p text:style-name="P16" loext:marker-style-name="T5"/>
          </table:table-cell>
          <table:table-cell table:style-name="Table1.B18" office:value-type="string">
            <text:p text:style-name="P17" loext:marker-style-name="T7"/>
          </table:table-cell>
          <table:table-cell table:style-name="Table1.C18" office:value-type="string">
            <text:p text:style-name="P12" loext:marker-style-name="T8"/>
          </table:table-cell>
        </table:table-row>
        <table:table-row table:style-name="Table1.19">
          <table:table-cell table:style-name="Table1.A19" office:value-type="string">
            <text:p text:style-name="P10" loext:marker-style-name="T5"><text:span text:style-name="T4">categories</text:span></text:p>
          </table:table-cell>
          <table:table-cell table:style-name="Table1.B19" office:value-type="string">
            <text:p text:style-name="P11" loext:marker-style-name="T7"/>
          </table:table-cell>
          <table:table-cell table:style-name="Table1.C19" office:value-type="string">
            <text:p text:style-name="P12" loext:marker-style-name="T8"><text:span text:style-name="T115">CREATE</text:span><text:span text:style-name="T116"> </text:span><text:span text:style-name="T115">TABLE</text:span><text:span text:style-name="T116"> </text:span><text:span text:style-name="T115">categories</text:span><text:span text:style-name="T117"> </text:span><text:span text:style-name="T118">(</text:span><text:span text:style-name="T119"> </text:span><text:span text:style-name="T118">id</text:span><text:span text:style-name="T117"> </text:span><text:span text:style-name="T120">I</text:span><text:span text:style-name="T121">N</text:span><text:span text:style-name="T122">T</text:span><text:span text:style-name="T123">E</text:span><text:span text:style-name="T124">G</text:span><text:span text:style-name="T123">E</text:span><text:span text:style-name="T97">R</text:span><text:span text:style-name="T125"> </text:span><text:span text:style-name="T126">P</text:span><text:span text:style-name="T127">R</text:span><text:span text:style-name="T128">I</text:span><text:span text:style-name="T129">M</text:span><text:span text:style-name="T122">A</text:span><text:span text:style-name="T127">R</text:span><text:span text:style-name="T130">Y</text:span><text:span text:style-name="T116"> </text:span><text:span text:style-name="T131">KEY,</text:span></text:p>
            <text:p text:style-name="P18" loext:marker-style-name="T8"><text:span text:style-name="T132">category</text:span><text:span text:style-name="T133"> </text:span><text:span text:style-name="T132">TEXT</text:span><text:span text:style-name="T133"> </text:span><text:span text:style-name="T132">NOT</text:span><text:span text:style-name="T133"> </text:span><text:span text:style-name="T132">NULL</text:span><text:span text:style-name="T134"> </text:span><text:span text:style-name="T135">U</text:span><text:span text:style-name="T136">N</text:span><text:span text:style-name="T137">I</text:span><text:span text:style-name="T44">Q</text:span><text:span text:style-name="T135">U</text:span><text:span text:style-name="T138">E</text:span><text:span text:style-name="T139"> </text:span><text:span text:style-name="T140">)</text:span></text:p>
          </table:table-cell>
        </table:table-row>
        <table:table-row table:style-name="Table1.1">
          <table:table-cell table:style-name="Table1.A20" office:value-type="string">
            <text:p text:style-name="P15" loext:marker-style-name="T95"><text:span text:style-name="T96">id</text:span></text:p>
          </table:table-cell>
          <table:table-cell table:style-name="Table1.B20" office:value-type="string">
            <text:p text:style-name="P15" loext:marker-style-name="T95"><text:span text:style-name="T97">INTEGER</text:span></text:p>
          </table:table-cell>
          <table:table-cell table:style-name="Table1.C20" office:value-type="string">
            <text:p text:style-name="P15" loext:marker-style-name="T95">"id"<text:span text:style-name="T96"> </text:span><text:span text:style-name="T97">INTEGER</text:span></text:p>
          </table:table-cell>
        </table:table-row>
        <table:table-row table:style-name="Table1.1">
          <table:table-cell table:style-name="Table1.A21" office:value-type="string">
            <text:p text:style-name="P15" loext:marker-style-name="T95"><text:span text:style-name="T98">category</text:span></text:p>
          </table:table-cell>
          <table:table-cell table:style-name="Table1.B21" office:value-type="string">
            <text:p text:style-name="P15" loext:marker-style-name="T95"><text:span text:style-name="T99">TEXT</text:span></text:p>
          </table:table-cell>
          <table:table-cell table:style-name="Table1.C21" office:value-type="string">
            <text:p text:style-name="P15" loext:marker-style-name="T95"><text:span text:style-name="T98">"category"</text:span><text:span text:style-name="T102"> </text:span><text:span text:style-name="T98">TEXT</text:span><text:span text:style-name="T114"> </text:span><text:span text:style-name="T98">NOT</text:span><text:span text:style-name="T113"> </text:span><text:span text:style-name="T98">NULL</text:span><text:span text:style-name="T114"> </text:span><text:span text:style-name="T98">UNIQUE</text:span></text:p>
          </table:table-cell>
        </table:table-row>
        <text:soft-page-break/>
        <table:table-row table:style-name="Table1.22">
          <table:table-cell table:style-name="Table1.A22" office:value-type="string">
            <text:p text:style-name="P16" loext:marker-style-name="T5"/>
          </table:table-cell>
          <table:table-cell table:style-name="Table1.B22" office:value-type="string">
            <text:p text:style-name="P17" loext:marker-style-name="T7"/>
          </table:table-cell>
          <table:table-cell table:style-name="Table1.C22" office:value-type="string">
            <text:p text:style-name="P12" loext:marker-style-name="T8"/>
          </table:table-cell>
        </table:table-row>
        <table:table-row table:style-name="Table1.23">
          <table:table-cell table:style-name="Table1.A23" office:value-type="string">
            <text:p text:style-name="P10" loext:marker-style-name="T5"><text:span text:style-name="T4">subjects</text:span></text:p>
          </table:table-cell>
          <table:table-cell table:style-name="Table1.B23" office:value-type="string">
            <text:p text:style-name="P11" loext:marker-style-name="T7"/>
          </table:table-cell>
          <table:table-cell table:style-name="Table1.C23" office:value-type="string">
            <text:p text:style-name="P12" loext:marker-style-name="T8"><text:span text:style-name="T115">CREATE</text:span><text:span text:style-name="T141"> </text:span><text:span text:style-name="T115">TABLE</text:span><text:span text:style-name="T116"> </text:span><text:span text:style-name="T115">subjects</text:span><text:span text:style-name="T116"> </text:span><text:span text:style-name="T115">(</text:span><text:span text:style-name="T116"> </text:span><text:span text:style-name="T115">id</text:span><text:span text:style-name="T116"> </text:span><text:span text:style-name="T120">I</text:span><text:span text:style-name="T121">N</text:span><text:span text:style-name="T122">T</text:span><text:span text:style-name="T123">E</text:span><text:span text:style-name="T124">G</text:span><text:span text:style-name="T123">E</text:span><text:span text:style-name="T97">R</text:span><text:span text:style-name="T125"> </text:span><text:span text:style-name="T126">P</text:span><text:span text:style-name="T127">R</text:span><text:span text:style-name="T128">I</text:span><text:span text:style-name="T129">M</text:span><text:span text:style-name="T122">A</text:span><text:span text:style-name="T127">R</text:span><text:span text:style-name="T130">Y</text:span><text:span text:style-name="T141"> </text:span><text:span text:style-name="T131">KEY,</text:span></text:p>
            <text:p text:style-name="P19" loext:marker-style-name="T8"><text:span text:style-name="T9">category_id</text:span><text:span text:style-name="T25"> </text:span><text:span text:style-name="T26">I</text:span><text:span text:style-name="T16">N</text:span><text:span text:style-name="T27">T</text:span><text:span text:style-name="T28">E</text:span><text:span text:style-name="T29">G</text:span><text:span text:style-name="T28">E</text:span><text:span text:style-name="T27">R</text:span><text:span text:style-name="T30">,</text:span><text:span text:style-name="T25"> </text:span><text:span text:style-name="T9">subject</text:span><text:span text:style-name="T25"> </text:span><text:span text:style-name="T9">TEXT</text:span><text:span text:style-name="T25"> </text:span><text:span text:style-name="T9">NOT</text:span><text:span text:style-name="T25"> </text:span><text:span text:style-name="T9">NULL, </text:span><text:span text:style-name="T142">U</text:span><text:span text:style-name="T29">N</text:span><text:span text:style-name="T143">I</text:span><text:span text:style-name="T144">Q</text:span><text:span text:style-name="T142">U</text:span><text:span text:style-name="T33">E</text:span><text:span text:style-name="T145">(</text:span><text:span text:style-name="T58">c</text:span><text:span text:style-name="T19">a</text:span><text:span text:style-name="T146">t</text:span><text:span text:style-name="T51">e</text:span><text:span text:style-name="T147">g</text:span><text:span text:style-name="T33">o</text:span><text:span text:style-name="T59">r</text:span><text:span text:style-name="T15">y</text:span><text:span text:style-name="T19">_</text:span><text:span text:style-name="T148">i</text:span><text:span text:style-name="T71">d</text:span><text:span text:style-name="T149">,</text:span><text:span text:style-name="T25"> </text:span><text:span text:style-name="T9">subject),</text:span><text:span text:style-name="T25"> </text:span><text:span text:style-name="T92">F</text:span><text:span text:style-name="T136">O</text:span><text:span text:style-name="T77">R</text:span><text:span text:style-name="T80">E</text:span><text:span text:style-name="T150">I</text:span><text:span text:style-name="T135">G</text:span><text:span text:style-name="T151">N</text:span><text:span text:style-name="T152"> </text:span><text:span text:style-name="T47">K</text:span><text:span text:style-name="T51">E</text:span><text:span text:style-name="T13">Y</text:span><text:span text:style-name="T153">(</text:span><text:span text:style-name="T147">c</text:span><text:span text:style-name="T14">a</text:span><text:span text:style-name="T154">t</text:span><text:span text:style-name="T35">e</text:span><text:span text:style-name="T18">g</text:span><text:span text:style-name="T51">o</text:span><text:span text:style-name="T155">r</text:span><text:span text:style-name="T58">y</text:span><text:span text:style-name="T14">_</text:span><text:span text:style-name="T156">i</text:span><text:span text:style-name="T74">d</text:span><text:span text:style-name="T157">)</text:span><text:span text:style-name="T158"> </text:span><text:span text:style-name="T9">REFERENCES</text:span><text:span text:style-name="T158"> </text:span><text:span text:style-name="T9">categories(id)</text:span><text:span text:style-name="T159"> </text:span><text:span text:style-name="T86">)</text:span></text:p>
          </table:table-cell>
        </table:table-row>
        <table:table-row table:style-name="Table1.1">
          <table:table-cell table:style-name="Table1.A24" office:value-type="string">
            <text:p text:style-name="P15" loext:marker-style-name="T95"><text:span text:style-name="T96">id</text:span></text:p>
          </table:table-cell>
          <table:table-cell table:style-name="Table1.B24" office:value-type="string">
            <text:p text:style-name="P15" loext:marker-style-name="T95"><text:span text:style-name="T97">INTEGER</text:span></text:p>
          </table:table-cell>
          <table:table-cell table:style-name="Table1.C24" office:value-type="string">
            <text:p text:style-name="P15" loext:marker-style-name="T95">"id"<text:span text:style-name="T96"> </text:span><text:span text:style-name="T97">INTEGER</text:span></text:p>
          </table:table-cell>
        </table:table-row>
        <table:table-row table:style-name="Table1.25">
          <table:table-cell table:style-name="Table1.A25" office:value-type="string">
            <text:p text:style-name="P20" loext:marker-style-name="T95"><text:span text:style-name="T98">category_id</text:span></text:p>
          </table:table-cell>
          <table:table-cell table:style-name="Table1.B25" office:value-type="string">
            <text:p text:style-name="P20" loext:marker-style-name="T95"><text:span text:style-name="T97">INTEGER</text:span></text:p>
          </table:table-cell>
          <table:table-cell table:style-name="Table1.C25" office:value-type="string">
            <text:p text:style-name="P20" loext:marker-style-name="T95"><text:span text:style-name="T98">"category_id"</text:span><text:span text:style-name="T102"> </text:span><text:span text:style-name="T98">INTEGER</text:span></text:p>
          </table:table-cell>
        </table:table-row>
      </table:table>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 loext:marker-style-name="T1"><text:span text:style-name="T2">Name</text:span></text:p>
          </table:table-cell>
          <table:table-cell table:style-name="Table2.A1" office:value-type="string">
            <text:p text:style-name="P8" loext:marker-style-name="T1"><text:span text:style-name="T3">Type</text:span></text:p>
          </table:table-cell>
          <table:table-cell table:style-name="Table2.C1" office:value-type="string">
            <text:p text:style-name="P9" loext:marker-style-name="T1"><text:span text:style-name="T4">Schema</text:span></text:p>
          </table:table-cell>
        </table:table-row>
        <table:table-row table:style-name="Table2.1">
          <table:table-cell table:style-name="Table2.A2" office:value-type="string">
            <text:p text:style-name="P15" loext:marker-style-name="T95"><text:span text:style-name="T98">subject</text:span></text:p>
          </table:table-cell>
          <table:table-cell table:style-name="Table2.B2" office:value-type="string">
            <text:p text:style-name="P15" loext:marker-style-name="T95"><text:span text:style-name="T99">TEXT</text:span></text:p>
          </table:table-cell>
          <table:table-cell table:style-name="Table2.C2" office:value-type="string">
            <text:p text:style-name="P15" loext:marker-style-name="T95"><text:span text:style-name="T100">"subject"</text:span><text:span text:style-name="T160"> </text:span><text:span text:style-name="T100">TEXT</text:span><text:span text:style-name="T105"> </text:span><text:span text:style-name="T100">NOT</text:span><text:span text:style-name="T105"> </text:span><text:span text:style-name="T101">NULL</text:span></text:p>
          </table:table-cell>
        </table:table-row>
      </table:table>
      <text:p text:style-name="P21" loext:marker-style-name="T161"/>
      <text:p text:style-name="P22"><draw:g text:anchor-type="char" draw:z-index="0" draw:name="Shape1" draw:style-name="gr1"><draw:rect draw:style-name="gr2" draw:text-style-name="P23" svg:width="0.0106in" svg:height="0.4276in" svg:x="3.5102in" svg:y="3.5665in"><text:p/></draw:rect><draw:rect draw:style-name="gr3" draw:text-style-name="P24" svg:width="0.0106in" svg:height="0.448in" svg:x="3.5201in" svg:y="3.5563in"><text:p/></draw:rect></draw:g><text:span text:style-name="T162">Indices</text:span><text:span text:style-name="T163"> </text:span><text:span text:style-name="T164">(5)</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5" loext:marker-style-name="T1"><text:span text:style-name="T2">Name</text:span></text:p>
          </table:table-cell>
          <table:table-cell table:style-name="Table3.A1" office:value-type="string">
            <text:p text:style-name="P26" loext:marker-style-name="T1"><text:span text:style-name="T3">Type</text:span></text:p>
          </table:table-cell>
          <table:table-cell table:style-name="Table3.C1" office:value-type="string">
            <text:p text:style-name="P27" loext:marker-style-name="T1"><text:span text:style-name="T4">Schema</text:span></text:p>
          </table:table-cell>
        </table:table-row>
        <table:table-row table:style-name="Table3.2">
          <table:table-cell table:style-name="Table3.A2" office:value-type="string">
            <text:p text:style-name="P28" loext:marker-style-name="T5"><text:span text:style-name="T6">idx_books_catego </text:span><text:span text:style-name="T4">ry_subject_title</text:span></text:p>
          </table:table-cell>
          <table:table-cell table:style-name="Table3.B2" office:value-type="string">
            <text:p text:style-name="P11" loext:marker-style-name="T165"/>
          </table:table-cell>
          <table:table-cell table:style-name="Table3.C2" office:value-type="string">
            <text:p text:style-name="P29" loext:marker-style-name="T8"><text:span text:style-name="T97">CREATE</text:span><text:span text:style-name="T166"> </text:span><text:span text:style-name="T167">I</text:span><text:span text:style-name="T168">N</text:span><text:span text:style-name="T169">D</text:span><text:span text:style-name="T170">E</text:span><text:span text:style-name="T171">X</text:span></text:p>
            <text:p text:style-name="P30" loext:marker-style-name="T8"><text:span text:style-name="T67">idx_books_category_subject_title</text:span><text:span text:style-name="T172"> </text:span><text:span text:style-name="T9">ON</text:span><text:span text:style-name="T173"> </text:span><text:span text:style-name="T67">books </text:span><text:span text:style-name="T24">(category_id, subject_id, title)</text:span></text:p>
          </table:table-cell>
        </table:table-row>
        <table:table-row table:style-name="Table3.3">
          <table:table-cell table:style-name="Table3.A3" office:value-type="string">
            <text:p text:style-name="P20" loext:marker-style-name="T95"><text:span text:style-name="T98">category_id</text:span></text:p>
          </table:table-cell>
          <table:table-cell table:style-name="Table3.B3" office:value-type="string">
            <text:p text:style-name="P11" loext:marker-style-name="T165"/>
          </table:table-cell>
          <table:table-cell table:style-name="Table3.C3" office:value-type="string">
            <text:p text:style-name="P20" loext:marker-style-name="T95"><text:span text:style-name="T98">"category_id"</text:span></text:p>
          </table:table-cell>
        </table:table-row>
        <table:table-row table:style-name="Table3.3">
          <table:table-cell table:style-name="Table3.A4" office:value-type="string">
            <text:p text:style-name="P20" loext:marker-style-name="T95"><text:span text:style-name="T98">subject_id</text:span></text:p>
          </table:table-cell>
          <table:table-cell table:style-name="Table3.B4" office:value-type="string">
            <text:p text:style-name="P11" loext:marker-style-name="T165"/>
          </table:table-cell>
          <table:table-cell table:style-name="Table3.C4" office:value-type="string">
            <text:p text:style-name="P20" loext:marker-style-name="T95"><text:span text:style-name="T98">"subject_id"</text:span></text:p>
          </table:table-cell>
        </table:table-row>
        <table:table-row table:style-name="Table3.3">
          <table:table-cell table:style-name="Table3.A5" office:value-type="string">
            <text:p text:style-name="P20" loext:marker-style-name="T95"><text:span text:style-name="T98">title</text:span></text:p>
          </table:table-cell>
          <table:table-cell table:style-name="Table3.B5" office:value-type="string">
            <text:p text:style-name="P11" loext:marker-style-name="T165"/>
          </table:table-cell>
          <table:table-cell table:style-name="Table3.C5" office:value-type="string">
            <text:p text:style-name="P20" loext:marker-style-name="T95"><text:span text:style-name="T98">"title"</text:span></text:p>
          </table:table-cell>
        </table:table-row>
        <table:table-row table:style-name="Table3.6">
          <table:table-cell table:style-name="Table3.A6" office:value-type="string">
            <text:p text:style-name="P31" loext:marker-style-name="T5"><text:span text:style-name="T6">idx_books_catego </text:span><text:span text:style-name="T4">ry_title</text:span></text:p>
          </table:table-cell>
          <table:table-cell table:style-name="Table3.B6" office:value-type="string">
            <text:p text:style-name="P11" loext:marker-style-name="T165"/>
          </table:table-cell>
          <table:table-cell table:style-name="Table3.C6" office:value-type="string">
            <text:p text:style-name="P12" loext:marker-style-name="T8"><text:span text:style-name="T132">CREATE</text:span><text:span text:style-name="T174"> </text:span><text:span text:style-name="T175">I</text:span><text:span text:style-name="T47">N</text:span><text:span text:style-name="T71">D</text:span><text:span text:style-name="T58">E</text:span><text:span text:style-name="T22">X</text:span><text:span text:style-name="T174"> </text:span><text:span text:style-name="T67">idx_books_category_title</text:span><text:span text:style-name="T174"> </text:span><text:span text:style-name="T132">ON </text:span><text:span text:style-name="T24">books (category_id, title)</text:span></text:p>
          </table:table-cell>
        </table:table-row>
        <table:table-row table:style-name="Table3.3">
          <table:table-cell table:style-name="Table3.A7" office:value-type="string">
            <text:p text:style-name="P20" loext:marker-style-name="T95"><text:span text:style-name="T98">category_id</text:span></text:p>
          </table:table-cell>
          <table:table-cell table:style-name="Table3.B7" office:value-type="string">
            <text:p text:style-name="P11" loext:marker-style-name="T165"/>
          </table:table-cell>
          <table:table-cell table:style-name="Table3.C7" office:value-type="string">
            <text:p text:style-name="P20" loext:marker-style-name="T95"><text:span text:style-name="T98">"category_id"</text:span></text:p>
          </table:table-cell>
        </table:table-row>
        <table:table-row table:style-name="Table3.3">
          <table:table-cell table:style-name="Table3.A8" office:value-type="string">
            <text:p text:style-name="P20" loext:marker-style-name="T95"><text:span text:style-name="T98">title</text:span></text:p>
          </table:table-cell>
          <table:table-cell table:style-name="Table3.B8" office:value-type="string">
            <text:p text:style-name="P11" loext:marker-style-name="T165"/>
          </table:table-cell>
          <table:table-cell table:style-name="Table3.C8" office:value-type="string">
            <text:p text:style-name="P20" loext:marker-style-name="T95"><text:span text:style-name="T98">"title"</text:span></text:p>
          </table:table-cell>
        </table:table-row>
        <table:table-row table:style-name="Table3.9">
          <table:table-cell table:style-name="Table3.A9" office:value-type="string">
            <text:p text:style-name="P10" loext:marker-style-name="T5"><text:span text:style-name="T4">idx_books_title</text:span></text:p>
          </table:table-cell>
          <table:table-cell table:style-name="Table3.B9" table:number-columns-spanned="2" office:value-type="string">
            <text:p text:style-name="P32" loext:marker-style-name="T8"><text:span text:style-name="T132">CREATE</text:span><text:span text:style-name="T176"> </text:span><text:span text:style-name="T175">I</text:span><text:span text:style-name="T47">N</text:span><text:span text:style-name="T71">D</text:span><text:span text:style-name="T58">E</text:span><text:span text:style-name="T22">X</text:span><text:span text:style-name="T176"> </text:span><text:span text:style-name="T67">idx_books_title</text:span><text:span text:style-name="T176"> </text:span><text:span text:style-name="T132">ON</text:span><text:span text:style-name="T176"> </text:span><text:span text:style-name="T67">books </text:span><text:span text:style-name="T177">(title)</text:span></text:p>
          </table:table-cell>
          <table:covered-table-cell/>
        </table:table-row>
        <table:table-row table:style-name="Table3.10">
          <table:table-cell table:style-name="Table3.A10" office:value-type="string">
            <text:p text:style-name="P20" loext:marker-style-name="T95"><text:span text:style-name="T98">title</text:span></text:p>
          </table:table-cell>
          <table:table-cell table:style-name="Table3.B10" office:value-type="string">
            <text:p text:style-name="P11" loext:marker-style-name="T165"/>
          </table:table-cell>
          <table:table-cell table:style-name="Table3.C10" office:value-type="string">
            <text:p text:style-name="P20" loext:marker-style-name="T95"><text:span text:style-name="T98">"title"</text:span></text:p>
          </table:table-cell>
        </table:table-row>
        <table:table-row table:style-name="Table3.11">
          <table:table-cell table:style-name="Table3.A11" office:value-type="string">
            <text:p text:style-name="P31" loext:marker-style-name="T5"><text:span text:style-name="T4">idx_categories_cat</text:span><text:span text:style-name="T3">egory</text:span></text:p>
          </table:table-cell>
          <table:table-cell table:style-name="Table3.B11" office:value-type="string">
            <text:p text:style-name="P11" loext:marker-style-name="T165"/>
          </table:table-cell>
          <table:table-cell table:style-name="Table3.C11" office:value-type="string">
            <text:p text:style-name="P12" loext:marker-style-name="T8"><text:span text:style-name="T132">CREATE</text:span><text:span text:style-name="T178"> </text:span><text:span text:style-name="T179">I</text:span><text:span text:style-name="T180">N</text:span><text:span text:style-name="T136">D</text:span><text:span text:style-name="T77">E</text:span><text:span text:style-name="T75">X</text:span><text:span text:style-name="T178"> </text:span>idx_categories_category<text:span text:style-name="T178"> </text:span>ON categories<text:span text:style-name="T178"> </text:span>(category)</text:p>
          </table:table-cell>
        </table:table-row>
        <table:table-row table:style-name="Table3.12">
          <table:table-cell table:style-name="Table3.A12" office:value-type="string">
            <text:p text:style-name="P20" loext:marker-style-name="T95"><text:span text:style-name="T98">category</text:span></text:p>
          </table:table-cell>
          <table:table-cell table:style-name="Table3.B12" office:value-type="string">
            <text:p text:style-name="P11" loext:marker-style-name="T165"/>
          </table:table-cell>
          <table:table-cell table:style-name="Table3.C12" office:value-type="string">
            <text:p text:style-name="P20" loext:marker-style-name="T95"><text:span text:style-name="T98">"category"</text:span></text:p>
          </table:table-cell>
        </table:table-row>
        <table:table-row table:style-name="Table3.13">
          <table:table-cell table:style-name="Table3.A13" office:value-type="string">
            <text:p text:style-name="P31" loext:marker-style-name="T5"><text:span text:style-name="T6">idx_subjects_cate gory_subject</text:span></text:p>
          </table:table-cell>
          <table:table-cell table:style-name="Table3.B13" office:value-type="string">
            <text:p text:style-name="P11" loext:marker-style-name="T165"/>
          </table:table-cell>
          <table:table-cell table:style-name="Table3.C13" office:value-type="string">
            <text:p text:style-name="P12" loext:marker-style-name="T8"><text:span text:style-name="T132">CREATE</text:span><text:span text:style-name="T25"> </text:span><text:span text:style-name="T179">I</text:span><text:span text:style-name="T180">N</text:span><text:span text:style-name="T136">D</text:span><text:span text:style-name="T77">E</text:span><text:span text:style-name="T75">X</text:span><text:span text:style-name="T25"> </text:span><text:span text:style-name="T9">idx_subjects_category_subject ON</text:span><text:span text:style-name="T25"> </text:span><text:span text:style-name="T9">subjects</text:span><text:span text:style-name="T25"> </text:span><text:span text:style-name="T9">(category_id,</text:span><text:span text:style-name="T25"> </text:span><text:span text:style-name="T9">subject)</text:span></text:p>
          </table:table-cell>
        </table:table-row>
        <table:table-row table:style-name="Table3.3">
          <table:table-cell table:style-name="Table3.A14" office:value-type="string">
            <text:p text:style-name="P20" loext:marker-style-name="T95"><text:span text:style-name="T98">category_id</text:span></text:p>
          </table:table-cell>
          <table:table-cell table:style-name="Table3.B14" office:value-type="string">
            <text:p text:style-name="P11" loext:marker-style-name="T165"/>
          </table:table-cell>
          <table:table-cell table:style-name="Table3.C14" office:value-type="string">
            <text:p text:style-name="P20" loext:marker-style-name="T95"><text:span text:style-name="T98">"category_id"</text:span></text:p>
          </table:table-cell>
        </table:table-row>
        <table:table-row table:style-name="Table3.15">
          <table:table-cell table:style-name="Table3.A15" office:value-type="string">
            <text:p text:style-name="P20" loext:marker-style-name="T95"><text:span text:style-name="T98">subject</text:span></text:p>
          </table:table-cell>
          <table:table-cell table:style-name="Table3.B15" office:value-type="string">
            <text:p text:style-name="P11" loext:marker-style-name="T165"/>
          </table:table-cell>
          <table:table-cell table:style-name="Table3.C15" office:value-type="string">
            <text:p text:style-name="P20" loext:marker-style-name="T95"><text:span text:style-name="T98">"subject"</text:span></text:p>
          </table:table-cell>
        </table:table-row>
      </table:table>
      <text:p text:style-name="P33">The data base will have a version number. When the user logsin to the system the db version will be checked. If there have been updates, the user may be asked if an update to their version is wanted. In some instances the update may be necessary. Flags in a google drive control file will determine.<text:line-break/>The database will provide enough information for the application to provide complete search options. The only time the Gdrive will be accessed is to pull down the actual pdf files and to recor<text:span text:style-name="T181">d</text:span> metrics. This will place most of the load on the users system.<text:line-break/><text:span text:style-name="T181">The system will store downloads in the users folder and subsequent requests for a pdf download will determine if the file will be available locally or if it needs to be downloaded again. Because the user’s personal library is device dependant, books my need to be downloaded again for a new device. Future development may address alternate solutions for combining user assets.</text:span></text:p>
      <text:p text:style-name="P33"><text:span text:style-name="T181">This is the extent of Phase 2. Community services, <text:s/>analytics, etc. will be future Phases.</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Paragraph" style:display-name="Table Paragraph" style:family="paragraph" style:parent-style-name="Standard">
      <style:paragraph-properties fo:margin-left="0.0311in" fo:margin-top="0.0299in" fo:margin-bottom="0in" style:contextual-spacing="false" fo:line-height="0.2264in"/>
      <style:text-properties style:font-name="Trebuchet MS" fo:font-family="'Trebuchet MS'" style:font-family-generic="swiss" style:font-pitch="variable" fo:language="en" fo:country="US" style:font-name-asian="Trebuchet MS1" style:font-family-asian="'Trebuchet MS'" style:font-family-generic-asian="system" style:font-pitch-asian="variable" style:language-asian="en" style:country-asian="US" style:font-name-complex="Trebuchet MS1" style:font-family-complex="'Trebuchet MS'"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4102in" fo:margin-right="0.79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3T12:37:24.817394148</meta:creation-date>
    <dc:date>2025-08-23T13:45:42.107547526</dc:date>
    <meta:editing-duration>PT21M4S</meta:editing-duration>
    <meta:editing-cycles>3</meta:editing-cycles>
    <meta:generator>LibreOffice/25.2.5.2$Linux_X86_64 LibreOffice_project/fb4792146257752f54eab576deb869869b108571</meta:generator>
    <meta:document-statistic meta:table-count="3" meta:image-count="0" meta:object-count="0" meta:page-count="2" meta:paragraph-count="120" meta:word-count="491" meta:character-count="3458" meta:non-whitespace-character-count="3083"/>
  </office:meta>
</office:document-meta>
</file>